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640000004305596C279C6B4B32.jpg" manifest:media-type="image/jpeg"/>
  <manifest:file-entry manifest:full-path="Pictures/10000001000001DC0000022729600B7CF0B0829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3" style:family="table">
      <style:table-properties style:width="7.0806in" fo:margin-left="0in" table:align="left"/>
    </style:style>
    <style:style style:name="Table3.A" style:family="table-column">
      <style:table-column-properties style:column-width="0.5917in"/>
    </style:style>
    <style:style style:name="Table3.B" style:family="table-column">
      <style:table-column-properties style:column-width="0.7826in"/>
    </style:style>
    <style:style style:name="Table3.C" style:family="table-column">
      <style:table-column-properties style:column-width="0.4563in"/>
    </style:style>
    <style:style style:name="Table3.D" style:family="table-column">
      <style:table-column-properties style:column-width="5.25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7.0806in" fo:margin-left="0in" table:align="left"/>
    </style:style>
    <style:style style:name="Table4.A" style:family="table-column">
      <style:table-column-properties style:column-width="7.0806in"/>
    </style:style>
    <style:style style:name="Table4.A1" style:family="table-cell">
      <style:table-cell-properties fo:padding-left="0.075in" fo:padding-right="0.075in" fo:padding-top="0in" fo:padding-bottom="0in" fo:border="0.5pt solid #000000" style:writing-mode="lr-tb"/>
    </style:style>
    <style:style style:name="P1" style:family="paragraph" style:parent-style-name="Capçalera">
      <style:paragraph-properties fo:margin-left="0.4925in" fo:margin-right="0in" fo:text-indent="0in" style:auto-text-indent="false">
        <style:tab-stops/>
      </style:paragraph-properties>
    </style:style>
    <style:style style:name="P2" style:family="paragraph" style:parent-style-name="Capçalera">
      <style:paragraph-properties fo:margin-left="0.4925in" fo:margin-right="0in" fo:text-indent="0in" style:auto-text-indent="false">
        <style:tab-stops/>
      </style:paragraph-properties>
      <style:text-properties style:font-name="Arial" fo:font-size="10pt" fo:font-weight="normal" style:font-size-asian="10pt" style:language-asian="ar" style:country-asian="SA" style:font-weight-asian="normal" style:font-name-complex="Arial" style:font-size-complex="10pt"/>
    </style:style>
    <style:style style:name="P3" style:family="paragraph" style:parent-style-name="Standard">
      <style:paragraph-properties fo:margin-left="0in" fo:margin-right="0.378in" fo:margin-top="0in" fo:margin-bottom="0in" style:contextual-spacing="false" fo:text-indent="0in" style:auto-text-indent="false"/>
      <style:text-properties style:font-name="Arial" fo:font-size="10pt" style:font-size-asian="10pt" style:language-asian="ar" style:country-asian="SA" style:font-name-complex="Arial" style:font-size-complex="10pt"/>
    </style:style>
    <style:style style:name="P4" style:family="paragraph" style:parent-style-name="Standard">
      <style:paragraph-properties fo:margin-left="0in" fo:margin-right="0.378in" fo:margin-top="0.0398in" fo:margin-bottom="0.0398in" style:contextual-spacing="false" fo:text-indent="0in" style:auto-text-indent="false"/>
      <style:text-properties style:font-name="Arial" fo:font-size="10pt" style:font-size-asian="10pt" style:language-asian="ar" style:country-asian="SA" style:font-name-complex="Arial" style:font-size-complex="10pt"/>
    </style:style>
    <style:style style:name="P5" style:family="paragraph" style:parent-style-name="Standard">
      <style:paragraph-properties fo:margin-left="0in" fo:margin-right="0.378in" fo:margin-top="0in" fo:margin-bottom="0in" style:contextual-spacing="false" fo:text-align="center" style:justify-single-word="false" fo:text-indent="0in" style:auto-text-indent="false"/>
      <style:text-properties style:font-name="Arial" fo:font-size="10pt" style:font-size-asian="10pt" style:language-asian="ar" style:country-asian="SA" style:font-name-complex="Arial" style:font-size-complex="10pt"/>
    </style:style>
    <style:style style:name="P6" style:family="paragraph" style:parent-style-name="Standard">
      <style:paragraph-properties fo:margin-left="0in" fo:margin-right="0.378in" fo:margin-top="0.0398in" fo:margin-bottom="0.0398in" style:contextual-spacing="false" fo:text-indent="0in" style:auto-text-indent="false"/>
      <style:text-properties style:font-name="Arial" fo:font-size="10pt" fo:font-weight="bold" style:font-size-asian="10pt" style:language-asian="ar" style:country-asian="SA" style:font-weight-asian="bold" style:font-name-complex="Arial" style:font-size-complex="10pt" style:font-weight-complex="bold"/>
    </style:style>
    <style:style style:name="P7" style:family="paragraph" style:parent-style-name="Standard">
      <style:paragraph-properties fo:margin-left="0in" fo:margin-right="0.378in" fo:margin-top="0in" fo:margin-bottom="0in" style:contextual-spacing="false" fo:text-indent="0in" style:auto-text-indent="false"/>
      <style:text-properties style:font-name="Arial" fo:font-size="10pt" fo:font-weight="bold" style:font-size-asian="10pt" style:language-asian="ar" style:country-asian="SA" style:font-weight-asian="bold" style:font-name-complex="Arial" style:font-size-complex="10pt" style:font-weight-complex="bold"/>
    </style:style>
    <style:style style:name="P8" style:family="paragraph" style:parent-style-name="Standard">
      <style:paragraph-properties fo:margin-top="0.0835in" fo:margin-bottom="0.0417in" style:contextual-spacing="false" fo:text-align="center" style:justify-single-word="false">
        <style:tab-stops>
          <style:tab-stop style:position="2.9528in" style:type="center"/>
          <style:tab-stop style:position="5.9055in" style:type="right"/>
        </style:tab-stops>
      </style:paragraph-properties>
      <style:text-properties style:font-name="Arial" fo:font-size="8pt" fo:background-color="#ffffff" style:font-size-asian="8pt" style:language-asian="ar" style:country-asian="SA" style:font-name-complex="Arial" style:font-size-complex="8pt"/>
    </style:style>
    <style:style style:name="P9" style:family="paragraph" style:parent-style-name="Normal">
      <style:paragraph-properties fo:text-align="justify" style:justify-single-word="false"/>
      <style:text-properties style:font-name="Arial" fo:font-size="11pt" style:font-size-asian="11pt" style:font-name-complex="Arial" style:font-size-complex="11pt"/>
    </style:style>
    <style:style style:name="P10" style:family="paragraph" style:parent-style-name="Normal">
      <style:text-properties style:font-name="Arial" fo:font-size="11pt" style:font-size-asian="11pt" style:font-name-complex="Arial" style:font-size-complex="11pt"/>
    </style:style>
    <style:style style:name="P11" style:family="paragraph" style:parent-style-name="Normal">
      <style:paragraph-properties fo:line-height="115%" fo:text-align="justify" style:justify-single-word="false"/>
      <style:text-properties style:font-name="Arial" fo:font-size="11pt" style:font-size-asian="11pt" style:font-name-complex="Arial" style:font-size-complex="11pt" style:font-weight-complex="bold"/>
    </style:style>
    <style:style style:name="P12" style:family="paragraph" style:parent-style-name="Paràgraf_20_de_20_llista">
      <style:paragraph-properties fo:margin-left="0.25in" fo:margin-right="0in" fo:line-height="115%" fo:text-align="justify" style:justify-single-word="false" fo:text-indent="0in" style:auto-text-indent="false">
        <style:tab-stops/>
      </style:paragraph-properties>
      <style:text-properties style:font-name="Arial" fo:font-size="11pt" style:font-size-asian="11pt" style:font-name-complex="Arial" style:font-size-complex="11pt"/>
    </style:style>
    <style:style style:name="P13" style:family="paragraph" style:parent-style-name="Paràgraf_20_de_20_llista">
      <style:text-properties style:font-name="Arial" fo:font-size="11pt" style:font-size-asian="11pt" style:font-name-complex="Arial" style:font-size-complex="11pt"/>
    </style:style>
    <style:style style:name="P14" style:family="paragraph" style:parent-style-name="Normal">
      <style:paragraph-properties fo:text-align="justify" style:justify-single-word="false"/>
      <style:text-properties style:font-name="Arial" fo:font-size="11pt" style:font-size-asian="11pt" style:language-asian="ar" style:country-asian="SA" style:font-name-complex="Arial" style:font-size-complex="11pt"/>
    </style:style>
    <style:style style:name="P15" style:family="paragraph" style:parent-style-name="Paràgraf_20_de_20_llista">
      <style:paragraph-properties fo:margin-left="0.5in" fo:margin-right="0in" fo:text-align="justify" style:justify-single-word="false" fo:text-indent="0in" style:auto-text-indent="false">
        <style:tab-stops/>
      </style:paragraph-properties>
      <style:text-properties style:font-name="Arial" fo:font-size="11pt" style:font-size-asian="11pt" style:language-asian="ar" style:country-asian="SA" style:font-name-complex="Arial" style:font-size-complex="11pt"/>
    </style:style>
    <style:style style:name="P16" style:family="paragraph" style:parent-style-name="Normal">
      <style:paragraph-properties>
        <style:tab-stops>
          <style:tab-stop style:position="2.4307in"/>
        </style:tab-stops>
      </style:paragraph-properties>
      <style:text-properties style:font-name="Arial" fo:font-size="11pt" style:font-size-asian="11pt" style:language-asian="ar" style:country-asian="SA" style:font-name-complex="Arial" style:font-size-complex="11pt"/>
    </style:style>
    <style:style style:name="P17" style:family="paragraph" style:parent-style-name="Normal">
      <style:paragraph-properties fo:text-align="justify" style:justify-single-word="false"/>
      <style:text-properties style:font-name="Arial" fo:font-size="11pt" fo:language="ca" fo:country="ES" style:font-size-asian="11pt" style:language-asian="ar" style:country-asian="SA" style:font-name-complex="Arial" style:font-size-complex="11pt"/>
    </style:style>
    <style:style style:name="P18" style:family="paragraph" style:parent-style-name="Normal">
      <style:paragraph-properties fo:text-align="justify" style:justify-single-word="false"/>
      <style:text-properties style:font-name="Arial" fo:font-size="11pt" fo:language="ca" fo:country="ES" style:font-size-asian="11pt" style:language-asian="ar" style:country-asian="SA" style:font-name-complex="Arial" style:font-size-complex="11pt" style:language-complex="ar" style:country-complex="SA"/>
    </style:style>
    <style:style style:name="P19" style:family="paragraph" style:parent-style-name="Normal">
      <style:text-properties style:font-name="Arial" fo:font-size="11pt" fo:language="ca" fo:country="ES" style:font-size-asian="11pt" style:language-asian="ar" style:country-asian="SA" style:font-name-complex="Arial" style:font-size-complex="11pt" style:language-complex="ar" style:country-complex="SA" style:font-weight-complex="bold"/>
    </style:style>
    <style:style style:name="P20" style:family="paragraph" style:parent-style-name="Normal">
      <style:text-properties style:font-name="Arial" fo:font-size="11pt" fo:language="ca" fo:country="ES" style:font-size-asian="11pt" style:language-asian="ar" style:country-asian="SA" style:font-name-complex="Arial" style:font-size-complex="11pt"/>
    </style:style>
    <style:style style:name="P21" style:family="paragraph" style:parent-style-name="Normal">
      <style:paragraph-properties fo:line-height="115%" fo:text-align="justify" style:justify-single-word="false"/>
      <style:text-properties style:font-name="Arial" fo:font-size="11pt" fo:language="ca" fo:country="ES" style:font-size-asian="11pt" style:font-name-complex="Arial" style:font-size-complex="11pt"/>
    </style:style>
    <style:style style:name="P22" style:family="paragraph" style:parent-style-name="Normal">
      <style:paragraph-properties fo:line-height="115%" fo:text-align="justify" style:justify-single-word="false"/>
      <style:text-properties style:font-name="Arial" fo:font-size="11pt" fo:language="ca" fo:country="ES" style:font-size-asian="11pt" style:font-name-complex="Arial" style:font-size-complex="11pt" style:font-weight-complex="bold"/>
    </style:style>
    <style:style style:name="P23" style:family="paragraph" style:parent-style-name="Normal">
      <style:paragraph-properties fo:text-align="justify" style:justify-single-word="false"/>
      <style:text-properties style:font-name="Arial" fo:font-size="11pt" fo:language="ca" fo:country="ES" fo:font-weight="bold" style:font-size-asian="11pt" style:language-asian="ar" style:country-asian="SA" style:font-weight-asian="bold" style:font-name-complex="Arial" style:font-size-complex="11pt" style:font-weight-complex="bold"/>
    </style:style>
    <style:style style:name="P24" style:family="paragraph" style:parent-style-name="Normal">
      <style:paragraph-properties fo:line-height="115%" fo:text-align="justify" style:justify-single-word="false"/>
      <style:text-properties style:font-name="Arial" fo:font-size="11pt" fo:language="ca" fo:country="ES" fo:font-weight="bold" style:font-size-asian="11pt" style:font-weight-asian="bold" style:font-name-complex="Arial" style:font-size-complex="11pt"/>
    </style:style>
    <style:style style:name="P25" style:family="paragraph" style:parent-style-name="Normal">
      <style:paragraph-properties>
        <style:tab-stops>
          <style:tab-stop style:position="1.9138in"/>
        </style:tab-stops>
      </style:paragraph-properties>
      <style:text-properties style:font-name="Arial" fo:font-size="11pt" fo:language="ca" fo:country="ES" fo:font-weight="bold" style:font-size-asian="11pt" style:font-weight-asian="bold" style:font-name-complex="Arial" style:font-size-complex="11pt" style:font-weight-complex="bold"/>
    </style:style>
    <style:style style:name="P26" style:family="paragraph" style:parent-style-name="Normal">
      <style:paragraph-properties fo:line-height="115%" fo:text-align="justify" style:justify-single-word="false"/>
      <style:text-properties style:font-name="Arial" fo:font-size="11pt" fo:language="ca" fo:country="ES" fo:font-weight="bold" style:font-size-asian="11pt" style:font-weight-asian="bold" style:font-name-complex="Arial" style:font-size-complex="11pt" style:font-weight-complex="bold"/>
    </style:style>
    <style:style style:name="P27" style:family="paragraph" style:parent-style-name="Normal">
      <style:paragraph-properties>
        <style:tab-stops>
          <style:tab-stop style:position="2.4307in"/>
        </style:tab-stops>
      </style:paragraph-properties>
      <style:text-properties style:font-name="Arial" fo:font-size="11pt" fo:font-weight="bold" style:font-size-asian="11pt" style:language-asian="ar" style:country-asian="SA" style:font-weight-asian="bold" style:font-name-complex="Arial" style:font-size-complex="11pt" style:font-weight-complex="bold"/>
    </style:style>
    <style:style style:name="P28" style:family="paragraph" style:parent-style-name="Normal">
      <style:text-properties style:font-name="Arial" fo:font-size="11pt" fo:font-weight="bold" style:font-size-asian="11pt" style:language-asian="ar" style:country-asian="SA" style:font-weight-asian="bold" style:font-name-complex="Arial" style:font-size-complex="11pt"/>
    </style:style>
    <style:style style:name="P29" style:family="paragraph" style:parent-style-name="Normal">
      <style:paragraph-properties fo:break-before="page"/>
      <style:text-properties style:font-name="Arial" fo:font-size="11pt" fo:font-weight="bold" style:font-size-asian="11pt" style:font-weight-asian="bold" style:font-name-complex="Arial" style:font-size-complex="11pt"/>
    </style:style>
    <style:style style:name="P30" style:family="paragraph" style:parent-style-name="Normal">
      <style:paragraph-properties fo:text-align="justify" style:justify-single-word="false"/>
      <style:text-properties style:font-name="Arial" fo:font-size="11pt" fo:font-weight="bold" style:font-size-asian="11pt" style:font-weight-asian="bold" style:font-name-complex="Arial" style:font-size-complex="11pt"/>
    </style:style>
    <style:style style:name="P31" style:family="paragraph" style:parent-style-name="Paràgraf_20_de_20_llista">
      <style:paragraph-properties fo:margin-left="0.25in" fo:margin-right="0in" fo:line-height="115%" fo:text-align="justify" style:justify-single-word="false" fo:text-indent="0in" style:auto-text-indent="false">
        <style:tab-stops/>
      </style:paragraph-properties>
      <style:text-properties style:font-name="Arial" fo:font-size="11pt" fo:font-weight="bold" style:font-size-asian="11pt" style:font-weight-asian="bold" style:font-name-complex="Arial" style:font-size-complex="11pt" style:font-weight-complex="bold"/>
    </style:style>
    <style:style style:name="P32" style:family="paragraph" style:parent-style-name="Standard">
      <style:paragraph-properties fo:margin-left="0in" fo:margin-right="0.378in" fo:margin-top="0.0398in" fo:margin-bottom="0.0398in" style:contextual-spacing="false" fo:text-indent="0in" style:auto-text-indent="false"/>
    </style:style>
    <style:style style:name="P33" style:family="paragraph" style:parent-style-name="Standard">
      <style:paragraph-properties fo:margin-left="0in" fo:margin-right="0.378in" fo:margin-top="0in" fo:margin-bottom="0in" style:contextual-spacing="false" fo:text-indent="0in" style:auto-text-indent="false"/>
    </style:style>
    <style:style style:name="P34" style:family="paragraph" style:parent-style-name="Standard">
      <style:paragraph-properties fo:margin-left="0in" fo:margin-right="0.378in" fo:margin-top="0in" fo:margin-bottom="0in" style:contextual-spacing="false" fo:text-align="center" style:justify-single-word="false" fo:text-indent="0in" style:auto-text-indent="false" style:snap-to-layout-grid="false"/>
    </style:style>
    <style:style style:name="P35" style:family="paragraph" style:parent-style-name="Standard">
      <style:paragraph-properties fo:margin-top="0.0835in" fo:margin-bottom="0.0417in" style:contextual-spacing="false" fo:text-align="center" style:justify-single-word="false">
        <style:tab-stops>
          <style:tab-stop style:position="2.9528in" style:type="center"/>
          <style:tab-stop style:position="5.9055in" style:type="right"/>
        </style:tab-stops>
      </style:paragraph-properties>
    </style:style>
    <style:style style:name="P36" style:family="paragraph" style:parent-style-name="Normal">
      <style:paragraph-properties fo:line-height="115%" fo:text-align="justify" style:justify-single-word="false"/>
    </style:style>
    <style:style style:name="P37" style:family="paragraph" style:parent-style-name="Normal">
      <style:paragraph-properties fo:text-align="justify" style:justify-single-word="false"/>
    </style:style>
    <style:style style:name="P38" style:family="paragraph" style:parent-style-name="Normal">
      <style:paragraph-properties>
        <style:tab-stops>
          <style:tab-stop style:position="2.4307in"/>
        </style:tab-stops>
      </style:paragraph-properties>
    </style:style>
    <style:style style:name="P39" style:family="paragraph" style:parent-style-name="Normal">
      <style:paragraph-properties>
        <style:tab-stops>
          <style:tab-stop style:position="1.9138in"/>
        </style:tab-stops>
      </style:paragraph-properties>
    </style:style>
    <style:style style:name="P40" style:family="paragraph" style:parent-style-name="Normal1" style:master-page-name="MP0">
      <style:paragraph-properties fo:margin-left="0in" fo:margin-right="0.378in" fo:margin-top="0.0783in" fo:margin-bottom="0.0783in" style:contextual-spacing="false" fo:line-height="115%" fo:text-align="justify" style:justify-single-word="false" fo:text-indent="0in" style:auto-text-indent="false" style:page-number="auto" fo:break-before="page"/>
    </style:style>
    <style:style style:name="P41" style:family="paragraph" style:parent-style-name="Paràgraf_20_de_20_llista" style:list-style-name="L4">
      <style:paragraph-properties fo:text-align="justify" style:justify-single-word="false"/>
      <style:text-properties style:font-name="Arial" fo:font-size="11pt" style:font-size-asian="11pt" style:language-asian="ar" style:country-asian="SA" style:font-name-complex="Arial" style:font-size-complex="11pt"/>
    </style:style>
    <style:style style:name="P42" style:family="paragraph" style:parent-style-name="Paràgraf_20_de_20_llista" style:list-style-name="L5">
      <style:paragraph-properties fo:text-align="justify" style:justify-single-word="false"/>
      <style:text-properties style:font-name="Arial" fo:font-size="11pt" style:font-size-asian="11pt" style:language-asian="ar" style:country-asian="SA" style:font-name-complex="Arial" style:font-size-complex="11pt"/>
    </style:style>
    <style:style style:name="P43" style:family="paragraph" style:parent-style-name="Paràgraf_20_de_20_llista" style:list-style-name="L6">
      <style:paragraph-properties fo:text-align="justify" style:justify-single-word="false"/>
      <style:text-properties style:font-name="Arial" fo:font-size="11pt" style:font-size-asian="11pt" style:language-asian="ar" style:country-asian="SA" style:font-name-complex="Arial" style:font-size-complex="11pt"/>
    </style:style>
    <style:style style:name="P44" style:family="paragraph" style:parent-style-name="Paràgraf_20_de_20_llista" style:list-style-name="L1">
      <style:paragraph-properties>
        <style:tab-stops>
          <style:tab-stop style:position="2.6638in"/>
        </style:tab-stops>
      </style:paragraph-properties>
      <style:text-properties style:font-name="Arial" fo:font-size="11pt" style:font-size-asian="11pt" style:language-asian="ar" style:country-asian="SA" style:font-name-complex="Arial" style:font-size-complex="11pt"/>
    </style:style>
    <style:style style:name="P45" style:family="paragraph" style:parent-style-name="Paràgraf_20_de_20_llista" style:list-style-name="L2">
      <style:paragraph-properties>
        <style:tab-stops>
          <style:tab-stop style:position="2.6638in"/>
        </style:tab-stops>
      </style:paragraph-properties>
      <style:text-properties style:font-name="Arial" fo:font-size="11pt" style:font-size-asian="11pt" style:language-asian="ar" style:country-asian="SA" style:font-name-complex="Arial" style:font-size-complex="11pt"/>
    </style:style>
    <style:style style:name="P46" style:family="paragraph" style:parent-style-name="Paràgraf_20_de_20_llista" style:list-style-name="L3">
      <style:paragraph-properties>
        <style:tab-stops>
          <style:tab-stop style:position="2.6638in"/>
        </style:tab-stops>
      </style:paragraph-properties>
      <style:text-properties style:font-name="Arial" fo:font-size="11pt" style:font-size-asian="11pt" style:language-asian="ar" style:country-asian="SA" style:font-name-complex="Arial" style:font-size-complex="11pt"/>
    </style:style>
    <style:style style:name="P47" style:family="paragraph" style:parent-style-name="Paràgraf_20_de_20_llista" style:list-style-name="L1">
      <style:paragraph-properties>
        <style:tab-stops>
          <style:tab-stop style:position="1.1638in"/>
        </style:tab-stops>
      </style:paragraph-properties>
      <style:text-properties style:font-name="Arial" fo:font-size="11pt" style:font-size-asian="11pt" style:language-asian="ar" style:country-asian="SA" style:font-name-complex="Arial" style:font-size-complex="11pt"/>
    </style:style>
    <style:style style:name="P48" style:family="paragraph" style:parent-style-name="Paràgraf_20_de_20_llista" style:list-style-name="L3">
      <style:paragraph-properties fo:line-height="115%" fo:text-align="justify" style:justify-single-word="false"/>
      <style:text-properties style:font-name="Arial" fo:font-size="11pt" style:font-size-asian="11pt" style:font-name-complex="Arial" style:font-size-complex="11pt" style:font-weight-complex="bold"/>
    </style:style>
    <style:style style:name="P49" style:family="paragraph" style:parent-style-name="Paràgraf_20_de_20_llista" style:list-style-name="L3">
      <style:paragraph-properties fo:line-height="115%" fo:text-align="justify" style:justify-single-word="false"/>
      <style:text-properties style:font-name="Arial" fo:font-size="11pt" style:font-size-asian="11pt" style:font-name-complex="Arial" style:font-size-complex="11pt"/>
    </style:style>
    <style:style style:name="P50" style:family="paragraph" style:parent-style-name="Paràgraf_20_de_20_llista" style:list-style-name="L2">
      <style:paragraph-properties>
        <style:tab-stops>
          <style:tab-stop style:position="2.6638in"/>
        </style:tab-stops>
      </style:paragraph-properties>
    </style:style>
    <style:style style:name="P51" style:family="paragraph" style:parent-style-name="Paràgraf_20_de_20_llista" style:list-style-name="L3">
      <style:paragraph-properties>
        <style:tab-stops>
          <style:tab-stop style:position="2.6638in"/>
        </style:tab-stops>
      </style:paragraph-properties>
    </style:style>
    <style:style style:name="P52" style:family="paragraph" style:parent-style-name="Paràgraf_20_de_20_llista" style:list-style-name="L3">
      <style:paragraph-properties>
        <style:tab-stops>
          <style:tab-stop style:position="1.1638in"/>
        </style:tab-stops>
      </style:paragraph-properties>
    </style:style>
    <style:style style:name="P53" style:family="paragraph" style:parent-style-name="Paràgraf_20_de_20_llista" style:list-style-name="L3">
      <style:paragraph-properties fo:line-height="115%" fo:text-align="justify" style:justify-single-word="false"/>
    </style:style>
    <style:style style:name="P54" style:family="paragraph" style:parent-style-name="Paràgraf_20_de_20_llista" style:list-style-name="L3">
      <loext:graphic-properties draw:fill="solid" draw:fill-color="#ffffff" draw:opacity="100%"/>
      <style:paragraph-properties style:line-height-at-least="0.198in" fo:text-align="justify" style:justify-single-word="false" fo:hyphenation-ladder-count="no-limit" fo:background-color="#ffffff"/>
      <style:text-properties fo:hyphenate="true" loext:hyphenation-no-caps="false"/>
    </style:style>
    <style:style style:name="P55" style:family="paragraph" style:parent-style-name="Títol_20_2">
      <style:paragraph-properties fo:margin-top="0.0783in" fo:margin-bottom="0.0783in" style:contextual-spacing="false" fo:line-height="115%" fo:text-align="justify" style:justify-single-word="false"/>
      <style:text-properties style:font-name="Arial" fo:font-size="11pt" style:font-size-asian="11pt" style:font-size-complex="11pt"/>
    </style:style>
    <style:style style:name="T1" style:family="text">
      <style:text-properties style:font-name="Arial" fo:font-size="10pt" fo:font-weight="normal" style:font-size-asian="10pt" style:language-asian="ar" style:country-asian="SA" style:font-weight-asian="normal" style:font-name-complex="Arial" style:font-size-complex="10pt"/>
    </style:style>
    <style:style style:name="T2" style:family="text">
      <style:text-properties style:font-name="Arial" fo:font-size="10pt" style:font-size-asian="10pt" style:language-asian="ar" style:country-asian="SA" style:font-name-complex="Arial" style:font-size-complex="10pt"/>
    </style:style>
    <style:style style:name="T3" style:family="text">
      <style:text-properties style:font-name="Arial" fo:font-size="10pt" style:font-size-asian="10pt" style:language-asian="ar" style:country-asian="SA" style:font-name-complex="Arial" style:font-size-complex="10pt" style:font-weight-complex="bold"/>
    </style:style>
    <style:style style:name="T4" style:family="text">
      <style:text-properties style:font-name="Arial" fo:font-size="10pt" fo:font-weight="bold" style:font-size-asian="10pt" style:language-asian="ar" style:country-asian="SA" style:font-weight-asian="bold" style:font-name-complex="Arial" style:font-size-complex="10pt" style:font-weight-complex="bold"/>
    </style:style>
    <style:style style:name="T5" style:family="text">
      <style:text-properties style:font-name="Arial" fo:font-size="8pt" fo:background-color="#ffffff" loext:char-shading-value="0" style:font-size-asian="8pt" style:language-asian="ar" style:country-asian="SA" style:font-name-complex="Arial" style:font-size-complex="8pt"/>
    </style:style>
    <style:style style:name="T6" style:family="text">
      <style:text-properties style:font-name="Arial" fo:font-size="8pt" style:font-size-asian="8pt" style:language-asian="ar" style:country-asian="SA" style:font-name-complex="Arial" style:font-size-complex="8pt"/>
    </style:style>
    <style:style style:name="T7" style:family="text">
      <style:text-properties style:font-name="Arial" fo:font-size="11pt" fo:font-weight="bold" style:font-size-asian="11pt" style:font-weight-asian="bold" style:font-name-complex="Arial" style:font-size-complex="11pt" style:font-weight-complex="bold"/>
    </style:style>
    <style:style style:name="T8" style:family="text">
      <style:text-properties style:font-name="Arial" fo:font-size="11pt" fo:font-weight="bold" style:font-size-asian="11pt" style:language-asian="ar" style:country-asian="SA" style:font-weight-asian="bold" style:font-name-complex="Arial" style:font-size-complex="11pt" style:font-weight-complex="bold"/>
    </style:style>
    <style:style style:name="T9" style:family="text">
      <style:text-properties style:font-name="Arial" fo:font-size="11pt" fo:language="ca" fo:country="ES" style:font-size-asian="11pt" style:language-asian="ar" style:country-asian="SA" style:font-name-complex="Arial" style:font-size-complex="11pt"/>
    </style:style>
    <style:style style:name="T10" style:family="text">
      <style:text-properties style:font-name="Arial" fo:font-size="11pt" fo:language="ca" fo:country="ES" style:font-size-asian="11pt" style:language-asian="ar" style:country-asian="SA" style:font-name-complex="Arial" style:font-size-complex="11pt" style:language-complex="ar" style:country-complex="SA"/>
    </style:style>
    <style:style style:name="T11" style:family="text">
      <style:text-properties style:font-name="Arial" fo:font-size="11pt" fo:language="ca" fo:country="ES" style:font-size-asian="11pt" style:language-asian="es" style:country-asian="ES" style:font-name-complex="Arial" style:font-size-complex="11pt" style:language-complex="ar" style:country-complex="SA"/>
    </style:style>
    <style:style style:name="T12" style:family="text">
      <style:text-properties style:font-name="Arial" fo:font-size="11pt" fo:language="ca" fo:country="ES" style:font-size-asian="11pt" style:font-name-complex="Arial" style:font-size-complex="11pt"/>
    </style:style>
    <style:style style:name="T13" style:family="text">
      <style:text-properties style:font-name="Arial" fo:font-size="11pt" fo:language="ca" fo:country="ES" style:font-size-asian="11pt" style:font-name-complex="Arial" style:font-size-complex="11pt" style:font-weight-complex="bold"/>
    </style:style>
    <style:style style:name="T14" style:family="text">
      <style:text-properties style:font-name="Arial" fo:font-size="11pt" fo:language="ca" fo:country="ES" fo:font-style="italic" fo:font-weight="bold" style:font-size-asian="11pt" style:language-asian="ar" style:country-asian="SA" style:font-style-asian="italic" style:font-weight-asian="bold" style:font-name-complex="Arial" style:font-size-complex="11pt" style:font-style-complex="italic" style:font-weight-complex="bold"/>
    </style:style>
    <style:style style:name="T15" style:family="text">
      <style:text-properties style:font-name="Arial" fo:font-size="11pt" fo:language="ca" fo:country="ES" fo:font-style="italic" fo:font-weight="bold" style:font-size-asian="11pt" style:font-style-asian="italic" style:font-weight-asian="bold" style:font-name-complex="Arial" style:font-size-complex="11pt" style:font-style-complex="italic"/>
    </style:style>
    <style:style style:name="T16" style:family="text">
      <style:text-properties style:font-name="Arial" fo:font-size="11pt" fo:language="ca" fo:country="ES" fo:font-style="italic" style:font-size-asian="11pt" style:language-asian="ar" style:country-asian="SA" style:font-style-asian="italic" style:font-name-complex="Arial" style:font-size-complex="11pt" style:language-complex="ar" style:country-complex="SA" style:font-style-complex="italic"/>
    </style:style>
    <style:style style:name="T17" style:family="text">
      <style:text-properties style:font-name="Arial" fo:font-size="11pt" fo:language="ca" fo:country="ES" fo:font-style="italic" style:font-size-asian="11pt" style:language-asian="ar" style:country-asian="SA" style:font-style-asian="italic" style:font-name-complex="Arial" style:font-size-complex="11pt" style:font-style-complex="italic"/>
    </style:style>
    <style:style style:name="T18" style:family="text">
      <style:text-properties style:font-name="Arial" fo:font-size="11pt" fo:language="ca" fo:country="ES" fo:font-style="italic" style:font-size-asian="11pt" style:font-style-asian="italic" style:font-name-complex="Arial" style:font-size-complex="11pt" style:font-style-complex="italic"/>
    </style:style>
    <style:style style:name="T19" style:family="text">
      <style:text-properties style:font-name="Arial" fo:font-size="11pt" fo:language="ca" fo:country="ES" fo:font-style="italic" style:font-size-asian="11pt" style:font-style-asian="italic" style:font-name-complex="Arial" style:font-size-complex="11pt" style:font-style-complex="italic" style:font-weight-complex="bold"/>
    </style:style>
    <style:style style:name="T20" style:family="text">
      <style:text-properties style:font-name="Arial" fo:font-size="11pt" fo:language="ca" fo:country="ES" fo:font-weight="bold" style:font-size-asian="11pt" style:language-asian="ar" style:country-asian="SA" style:font-weight-asian="bold" style:font-name-complex="Arial" style:font-size-complex="11pt" style:font-weight-complex="bold"/>
    </style:style>
    <style:style style:name="T21" style:family="text">
      <style:text-properties style:font-name="Arial" fo:font-size="11pt" fo:language="ca" fo:country="ES" fo:font-weight="bold" style:font-size-asian="11pt" style:language-asian="ar" style:country-asian="SA" style:font-weight-asian="bold" style:font-name-complex="Arial" style:font-size-complex="11pt" style:language-complex="ar" style:country-complex="SA"/>
    </style:style>
    <style:style style:name="T22" style:family="text">
      <style:text-properties style:font-name="Arial" fo:font-size="11pt" fo:language="ca" fo:country="ES" fo:font-weight="bold" style:font-size-asian="11pt" style:font-weight-asian="bold" style:font-name-complex="Arial" style:font-size-complex="11pt"/>
    </style:style>
    <style:style style:name="T23" style:family="text">
      <style:text-properties style:font-name="Arial" fo:font-size="11pt" fo:language="ca" fo:country="ES" fo:font-weight="bold" fo:background-color="#00ff00" loext:char-shading-value="0" style:font-size-asian="11pt" style:language-asian="ar" style:country-asian="SA" style:font-weight-asian="bold" style:font-name-complex="Arial" style:font-size-complex="11pt" style:font-weight-complex="bold"/>
    </style:style>
    <style:style style:name="T24" style:family="text">
      <style:text-properties style:font-name="Arial" fo:font-size="11pt" style:font-size-asian="11pt" style:language-asian="ar" style:country-asian="SA" style:font-name-complex="Arial" style:font-size-complex="11pt"/>
    </style:style>
    <style:style style:name="T25" style:family="text">
      <style:text-properties style:font-name="Arial" fo:font-size="11pt" style:font-size-asian="11pt" style:font-name-complex="Arial" style:font-size-complex="11pt"/>
    </style:style>
    <style:style style:name="T26" style:family="text">
      <style:text-properties style:font-name="Arial" fo:font-size="11pt" style:font-size-asian="11pt" style:font-name-complex="Arial" style:font-size-complex="11pt" style:font-weight-complex="bold"/>
    </style:style>
    <style:style style:name="T27" style:family="text">
      <style:text-properties style:font-name="Arial" fo:font-size="11pt" fo:background-color="#00ffff" loext:char-shading-value="0" style:font-size-asian="11pt" style:language-asian="ar" style:country-asian="SA" style:font-name-complex="Arial" style:font-size-complex="11pt"/>
    </style:style>
    <style:style style:name="T28" style:family="text">
      <style:text-properties style:font-name="Arial" fo:font-size="11pt" fo:font-style="italic" style:font-size-asian="11pt" style:language-asian="ar" style:country-asian="SA" style:font-style-asian="italic" style:font-name-complex="Arial" style:font-size-complex="11pt" style:font-style-complex="italic"/>
    </style:style>
    <style:style style:name="T29" style:family="text">
      <style:text-properties style:font-name="Arial" fo:font-size="11pt" fo:font-style="italic" style:font-size-asian="11pt" style:font-style-asian="italic" style:font-name-complex="Arial" style:font-size-complex="11pt" style:font-style-complex="italic" style:font-weight-complex="bold"/>
    </style:style>
    <style:style style:name="T30" style:family="text">
      <style:text-properties style:font-name="Arial" fo:font-size="11pt" fo:font-style="italic" fo:font-weight="bold" style:font-size-asian="11pt" style:language-asian="ar" style:country-asian="SA" style:font-style-asian="italic" style:font-weight-asian="bold" style:font-name-complex="Arial" style:font-size-complex="11pt" style:font-style-complex="italic" style:font-weight-complex="bold"/>
    </style:style>
    <style:style style:name="T31" style:family="text">
      <style:text-properties style:font-name="Arial" fo:font-size="11pt" fo:background-color="#00ff00" loext:char-shading-value="0" style:font-size-asian="11pt" style:language-asian="ar" style:country-asian="SA" style:font-name-complex="Arial" style:font-size-complex="11pt"/>
    </style:style>
    <style:style style:name="T32" style:family="text">
      <style:text-properties style:text-line-through-style="solid" style:text-line-through-type="single" style:font-name="Arial" fo:font-size="11pt" style:text-underline-mode="continuous" style:text-overline-mode="continuous" style:text-line-through-mode="continuous" style:font-size-asian="11pt" style:language-asian="ar" style:country-asian="SA" style:font-name-complex="Arial" style:font-size-complex="11pt"/>
    </style:style>
    <style:style style:name="T33" style:family="text">
      <style:text-properties fo:font-weight="bold" style:font-weight-asian="bold"/>
    </style:style>
    <style:style style:name="T34" style:family="text">
      <style:text-properties fo:color="#c9211e" loext:opacity="100%" fo:font-weight="bold" style:font-weight-asian="bold"/>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draw:opacity="0%" fo:padding="0in" fo:border="none" style:mirror="none" fo:clip="rect(-0.0071in, -0.0071in, -0.0071in, -0.0071in)"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draw:opacity="0%" fo:padding="0in" fo:border="none" style:mirror="none" fo:clip="rect(-0.0055in, -0.0055in, -0.0055in, -0.0055in)"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Lletra_20_per_20_defecte_20_del_20_paràgraf"><text:span text:style-name="T7">Professora: <text:s/>Roser Salietti Anglarill</text:span></text:span></text:p>
      <text:h text:style-name="P55" text:outline-level="2">Enunciat</text:h>
      <text:p text:style-name="P37"><text:span text:style-name="Lletra_20_per_20_defecte_20_del_20_paràgraf"><text:span text:style-name="T10">Heu de desenvolupar </text:span></text:span><text:span text:style-name="Lletra_20_per_20_defecte_20_del_20_paràgraf"><text:span text:style-name="T9">una</text:span></text:span><text:span text:style-name="Lletra_20_per_20_defecte_20_del_20_paràgraf"><text:span text:style-name="T10"> aplicació </text:span></text:span><text:span text:style-name="Lletra_20_per_20_defecte_20_del_20_paràgraf"><text:span text:style-name="T9">d’una botiga online (</text:span></text:span><text:span text:style-name="Lletra_20_per_20_defecte_20_del_20_paràgraf"><text:span text:style-name="T14">websotre</text:span></text:span><text:span text:style-name="Lletra_20_per_20_defecte_20_del_20_paràgraf"><text:span text:style-name="T9">) segons l’enunciat que segueix. Cal c</text:span></text:span><text:span text:style-name="Lletra_20_per_20_defecte_20_del_20_paràgraf"><text:span text:style-name="T10">onstruir un projecte amb arquitectura Model-Vista-Controlador (</text:span></text:span><text:span text:style-name="Lletra_20_per_20_defecte_20_del_20_paràgraf"><text:span text:style-name="T16">MVC</text:span></text:span><text:span text:style-name="Lletra_20_per_20_defecte_20_del_20_paràgraf"><text:span text:style-name="T10">) i el patró </text:span></text:span><text:span text:style-name="Lletra_20_per_20_defecte_20_del_20_paràgraf"><text:span text:style-name="T16">Data Access Object (DAO)</text:span></text:span><text:span text:style-name="Lletra_20_per_20_defecte_20_del_20_paràgraf"><text:span text:style-name="T10"> tal com s’ha explicat a classe. Cal separar en diferents directoris els controladors, el model i les vistes. La persistència </text:span></text:span><text:span text:style-name="Lletra_20_per_20_defecte_20_del_20_paràgraf"><text:span text:style-name="T11">en base de dades amb la biblioteca PDO.</text:span></text:span></text:p>
      <text:p text:style-name="P17"/>
      <text:p text:style-name="P18">L’aplicació ha de tenir un aspecte homogeni en totes les pàgines, amb un menú superior. </text:p>
      <text:p text:style-name="P9"/>
      <text:p text:style-name="P37"><text:span text:style-name="Lletra_20_per_20_defecte_20_del_20_paràgraf"><text:span text:style-name="T10">L’aplicació ha de gestionar usuaris, productes i </text:span></text:span><text:span text:style-name="Lletra_20_per_20_defecte_20_del_20_paràgraf"><text:span text:style-name="T9">comandes</text:span></text:span><text:span text:style-name="Lletra_20_per_20_defecte_20_del_20_paràgraf"><text:span text:style-name="T10">.</text:span></text:span><text:span text:style-name="Lletra_20_per_20_defecte_20_del_20_paràgraf"><text:span text:style-name="T9"> </text:span></text:span></text:p>
      <text:p text:style-name="P17"/>
      <text:p text:style-name="P37"><text:span text:style-name="Lletra_20_per_20_defecte_20_del_20_paràgraf"><text:span text:style-name="T9">D’un usuari (</text:span></text:span><text:span text:style-name="Lletra_20_per_20_defecte_20_del_20_paràgraf"><text:span text:style-name="T17">User</text:span></text:span><text:span text:style-name="Lletra_20_per_20_defecte_20_del_20_paràgraf"><text:span text:style-name="T9">) en volem saber el seu</text:span></text:span><text:span text:style-name="Lletra_20_per_20_defecte_20_del_20_paràgraf"><text:span text:style-name="T20"> </text:span></text:span><text:span text:style-name="Lletra_20_per_20_defecte_20_del_20_paràgraf"><text:span text:style-name="T17">username</text:span></text:span><text:span text:style-name="Lletra_20_per_20_defecte_20_del_20_paràgraf"><text:span text:style-name="T9"> que serà únic, el </text:span></text:span><text:span text:style-name="Lletra_20_per_20_defecte_20_del_20_paràgraf"><text:span text:style-name="T17">password</text:span></text:span><text:span text:style-name="Lletra_20_per_20_defecte_20_del_20_paràgraf"><text:span text:style-name="T9">, el </text:span></text:span><text:span text:style-name="Lletra_20_per_20_defecte_20_del_20_paràgraf"><text:span text:style-name="T17">role</text:span></text:span><text:span text:style-name="Lletra_20_per_20_defecte_20_del_20_paràgraf"><text:span text:style-name="T9">, l’</text:span></text:span><text:span text:style-name="Lletra_20_per_20_defecte_20_del_20_paràgraf"><text:span text:style-name="T17">email</text:span></text:span><text:span text:style-name="Lletra_20_per_20_defecte_20_del_20_paràgraf"><text:span text:style-name="T9"> i la data de naixement (dob). De moment es creen dos rols. L’administrador del sistema (</text:span></text:span><text:span text:style-name="Lletra_20_per_20_defecte_20_del_20_paràgraf"><text:span text:style-name="T17">admin</text:span></text:span><text:span text:style-name="Lletra_20_per_20_defecte_20_del_20_paràgraf"><text:span text:style-name="T9">) i els clients registrats que podran fer comandes (</text:span></text:span><text:span text:style-name="Lletra_20_per_20_defecte_20_del_20_paràgraf"><text:span text:style-name="T17">registered</text:span></text:span><text:span text:style-name="Lletra_20_per_20_defecte_20_del_20_paràgraf"><text:span text:style-name="T9">).</text:span></text:span></text:p>
      <text:p text:style-name="P17"/>
      <text:p text:style-name="P37"><text:span text:style-name="Lletra_20_per_20_defecte_20_del_20_paràgraf"><text:span text:style-name="T9">D’un producte (</text:span></text:span><text:span text:style-name="Lletra_20_per_20_defecte_20_del_20_paràgraf"><text:span text:style-name="T17">Product</text:span></text:span><text:span text:style-name="Lletra_20_per_20_defecte_20_del_20_paràgraf"><text:span text:style-name="T9">) en volem saber el seu codi (</text:span></text:span><text:span text:style-name="Lletra_20_per_20_defecte_20_del_20_paràgraf"><text:span text:style-name="T17">code</text:span></text:span><text:span text:style-name="Lletra_20_per_20_defecte_20_del_20_paràgraf"><text:span text:style-name="T9">) que serà únic, una descripció (</text:span></text:span><text:span text:style-name="Lletra_20_per_20_defecte_20_del_20_paràgraf"><text:span text:style-name="T17">description</text:span></text:span><text:span text:style-name="Lletra_20_per_20_defecte_20_del_20_paràgraf"><text:span text:style-name="T9">) i el seu preu (</text:span></text:span><text:span text:style-name="Lletra_20_per_20_defecte_20_del_20_paràgraf"><text:span text:style-name="T17">price</text:span></text:span><text:span text:style-name="Lletra_20_per_20_defecte_20_del_20_paràgraf"><text:span text:style-name="T9">) que ha d’admetre valors decimals.</text:span></text:span></text:p>
      <text:p text:style-name="P17"/>
      <text:p text:style-name="P37"><text:span text:style-name="Lletra_20_per_20_defecte_20_del_20_paràgraf"><text:span text:style-name="T9">D’una comanda (</text:span></text:span><text:span text:style-name="Lletra_20_per_20_defecte_20_del_20_paràgraf"><text:span text:style-name="T17">Order</text:span></text:span><text:span text:style-name="Lletra_20_per_20_defecte_20_del_20_paràgraf"><text:span text:style-name="T9">) en volem saber la seva data i hora de creació <text:s/>(</text:span></text:span><text:span text:style-name="Lletra_20_per_20_defecte_20_del_20_paràgraf"><text:span text:style-name="T17">creationDate</text:span></text:span><text:span text:style-name="Lletra_20_per_20_defecte_20_del_20_paràgraf"><text:span text:style-name="T9">), els productes que conté i la seva quantitat (</text:span></text:span><text:span text:style-name="Lletra_20_per_20_defecte_20_del_20_paràgraf"><text:span text:style-name="T17">quantity</text:span></text:span><text:span text:style-name="Lletra_20_per_20_defecte_20_del_20_paràgraf"><text:span text:style-name="T9">), el total del cost de la comanda (</text:span></text:span><text:span text:style-name="Lletra_20_per_20_defecte_20_del_20_paràgraf"><text:span text:style-name="T17">totalAmount</text:span></text:span><text:span text:style-name="Lletra_20_per_20_defecte_20_del_20_paràgraf"><text:span text:style-name="T9">) i el mètode d’entrega (</text:span></text:span><text:span text:style-name="Lletra_20_per_20_defecte_20_del_20_paràgraf"><text:span text:style-name="T17">deliveryMethod</text:span></text:span><text:span text:style-name="Lletra_20_per_20_defecte_20_del_20_paràgraf"><text:span text:style-name="T9">) que pot ser “</text:span></text:span><text:span text:style-name="Lletra_20_per_20_defecte_20_del_20_paràgraf"><text:span text:style-name="T17">Click and collect</text:span></text:span><text:span text:style-name="Lletra_20_per_20_defecte_20_del_20_paràgraf"><text:span text:style-name="T9">” per recollir a la botiga o bé “</text:span></text:span><text:span text:style-name="Lletra_20_per_20_defecte_20_del_20_paràgraf"><text:span text:style-name="T17">Ship to address</text:span></text:span><text:span text:style-name="Lletra_20_per_20_defecte_20_del_20_paràgraf"><text:span text:style-name="T9">” per enviar a una direcció d’enviament.</text:span></text:span></text:p>
      <text:p text:style-name="P17"/>
      <text:p text:style-name="P17">Addicionalment, totes les entitats han de tenir un id autoincremental a la base de dades.</text:p>
      <text:p text:style-name="P17"/>
      <text:p text:style-name="P17">Les funcionalitats que ha de satisfer l’aplicació per ser MVP son les següents:</text:p>
      <text:list xml:id="list2942487834" text:style-name="L4">
        <text:list-item>
          <text:p text:style-name="P41">RF1: Login</text:p>
        </text:list-item>
        <text:list-item>
          <text:p text:style-name="P41">RF2: Logout</text:p>
        </text:list-item>
        <text:list-item>
          <text:p text:style-name="P41">RF3: CRUD de productes, només disponible pel rol admin.</text:p>
        </text:list-item>
        <text:list-item>
          <text:p text:style-name="P41">RF4: Creació de comandes</text:p>
        </text:list-item>
        <text:list-item>
          <text:p text:style-name="P41">RF5: Llistar totes les comandes, només disponible pel rol admin </text:p>
        </text:list-item>
        <text:list-item>
          <text:p text:style-name="P41">RF6: Llistar les comandes d’un usuari.</text:p>
        </text:list-item>
      </text:list>
      <text:p text:style-name="P14"/>
      <text:p text:style-name="P17">La planificació del projecte és la següent:</text:p>
      <text:p text:style-name="P17"><text:tab/></text:p>
      <text:p text:style-name="P23">Sprint 1:</text:p>
      <text:list xml:id="list1737381685" text:style-name="L5">
        <text:list-item>
          <text:p text:style-name="P42">Base de dades completa de l’aplicació</text:p>
        </text:list-item>
        <text:list-item>
          <text:p text:style-name="P42">Login</text:p>
        </text:list-item>
        <text:list-item>
          <text:p text:style-name="P42">Logout</text:p>
        </text:list-item>
        <text:list-item>
          <text:p text:style-name="P42">Gestió de rols</text:p>
        </text:list-item>
      </text:list>
      <text:p text:style-name="P20"/>
      <text:p text:style-name="P23">Sprint 2:</text:p>
      <text:list xml:id="list3983063335" text:style-name="L6">
        <text:list-item>
          <text:p text:style-name="P43">CRUD de productes. Només disponible pel rol admin.</text:p>
        </text:list-item>
      </text:list>
      <text:p text:style-name="P15"/>
      <text:p text:style-name="P23">Sprint 3:</text:p>
      <text:list xml:id="list20810926886493" text:continue-numbering="true" text:style-name="L6">
        <text:list-item>
          <text:p text:style-name="P43"><text:soft-page-break/>Creació de comanda. </text:p>
        </text:list-item>
        <text:list-item>
          <text:p text:style-name="P43">Llistat de comandes pròpies d’un usuari (per usuari registrat).</text:p>
        </text:list-item>
        <text:list-item>
          <text:p text:style-name="P43">Llistat de totes les comandes.</text:p>
        </text:list-item>
      </text:list>
      <text:p text:style-name="P20"/>
      <text:p text:style-name="P38"><text:span text:style-name="Lletra_20_per_20_defecte_20_del_20_paràgraf"><text:span text:style-name="T20">Condicions de lliurament</text:span></text:span><text:span text:style-name="Lletra_20_per_20_defecte_20_del_20_paràgraf"><text:span text:style-name="T8"><text:tab/></text:spa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7">Sprint</text:p>
          </table:table-cell>
          <table:table-cell table:style-name="Table3.A1" office:value-type="string">
            <text:p text:style-name="P27">Data</text:p>
          </table:table-cell>
          <table:table-cell table:style-name="Table3.A1" office:value-type="string">
            <text:p text:style-name="P27">Pes</text:p>
          </table:table-cell>
          <table:table-cell table:style-name="Table3.A1" office:value-type="string">
            <text:p text:style-name="P27">Entregables</text:p>
          </table:table-cell>
        </table:table-row>
        <table:table-row>
          <table:table-cell table:style-name="Table3.A1" office:value-type="string">
            <text:p text:style-name="P16">1</text:p>
          </table:table-cell>
          <table:table-cell table:style-name="Table3.A1" office:value-type="string">
            <text:p text:style-name="P16">23/01/24 15:00</text:p>
          </table:table-cell>
          <table:table-cell table:style-name="Table3.A1" office:value-type="string">
            <text:p text:style-name="P16">30%</text:p>
          </table:table-cell>
          <table:table-cell table:style-name="Table3.A1" office:value-type="string">
            <text:list xml:id="list2036965623" text:style-name="L1">
              <text:list-item>
                <text:p text:style-name="P44">Script creació base de dades + joc de dades de test</text:p>
              </text:list-item>
              <text:list-item>
                <text:p text:style-name="P44">Prototip del projecte amb les classes del model de dades de l’aplicació.</text:p>
              </text:list-item>
              <text:list-item>
                <text:p text:style-name="P44">Gestió de la persistència completa (DAO) per la classe User</text:p>
              </text:list-item>
              <text:list-item>
                <text:p text:style-name="P44">Tester complert del DAO d’User.</text:p>
              </text:list-item>
              <text:list-item>
                <text:p text:style-name="P44">Web amb les funcionalitats:</text:p>
                <text:list>
                  <text:list-item>
                    <text:p text:style-name="P47">Login</text:p>
                  </text:list-item>
                  <text:list-item>
                    <text:p text:style-name="P47">Logout</text:p>
                  </text:list-item>
                </text:list>
              </text:list-item>
            </text:list>
          </table:table-cell>
        </table:table-row>
        <table:table-row>
          <table:table-cell table:style-name="Table3.A1" office:value-type="string">
            <text:p text:style-name="P16">2</text:p>
          </table:table-cell>
          <table:table-cell table:style-name="Table3.A1" office:value-type="string">
            <text:p text:style-name="P16">30/01/24</text:p>
            <text:p text:style-name="P16">15:00</text:p>
          </table:table-cell>
          <table:table-cell table:style-name="Table3.A1" office:value-type="string">
            <text:p text:style-name="P16">30%</text:p>
          </table:table-cell>
          <table:table-cell table:style-name="Table3.A1" office:value-type="string">
            <text:list xml:id="list4013473835" text:style-name="L2">
              <text:list-item>
                <text:p text:style-name="P45">Gestió de la persistència completa (DAO) per la classe Product.</text:p>
              </text:list-item>
              <text:list-item>
                <text:p text:style-name="P45">Tester complert del DAO de Product.</text:p>
              </text:list-item>
              <text:list-item>
                <text:p text:style-name="P50"><text:span text:style-name="Lletra_20_per_20_defecte_20_del_20_paràgraf"><text:span text:style-name="T24">Web amb les funcionalitats CRUD de productes disponibles pel rol admin.</text:span></text:span></text:p>
              </text:list-item>
            </text:list>
          </table:table-cell>
        </table:table-row>
        <table:table-row>
          <table:table-cell table:style-name="Table3.A1" office:value-type="string">
            <text:p text:style-name="P16">3</text:p>
          </table:table-cell>
          <table:table-cell table:style-name="Table3.A1" office:value-type="string">
            <text:p text:style-name="P16">6/02/24</text:p>
            <text:p text:style-name="P16">23:59</text:p>
          </table:table-cell>
          <table:table-cell table:style-name="Table3.A1" office:value-type="string">
            <text:p text:style-name="P16">40%</text:p>
          </table:table-cell>
          <table:table-cell table:style-name="Table3.A1" office:value-type="string">
            <text:list xml:id="list853503287" text:style-name="L3">
              <text:list-item>
                <text:p text:style-name="P51"><text:span text:style-name="Lletra_20_per_20_defecte_20_del_20_paràgraf"><text:span text:style-name="T24">Gestió de la persistència </text:span></text:span><text:span text:style-name="Lletra_20_per_20_defecte_20_del_20_paràgraf"><text:span text:style-name="T32">completa</text:span></text:span><text:span text:style-name="Lletra_20_per_20_defecte_20_del_20_paràgraf"><text:span text:style-name="T24"> per comandes. </text:span></text:span><text:span text:style-name="Lletra_20_per_20_defecte_20_del_20_paràgraf"><text:span text:style-name="T27">Només crear comanda.</text:span></text:span></text:p>
              </text:list-item>
              <text:list-item>
                <text:p text:style-name="P51"><text:span text:style-name="Lletra_20_per_20_defecte_20_del_20_paràgraf"><text:span text:style-name="T24">Tester </text:span></text:span><text:span text:style-name="Lletra_20_per_20_defecte_20_del_20_paràgraf"><text:span text:style-name="T32">complert</text:span></text:span><text:span text:style-name="Lletra_20_per_20_defecte_20_del_20_paràgraf"><text:span text:style-name="T24"> de la persistència de comandes. </text:span></text:span><text:span text:style-name="Lletra_20_per_20_defecte_20_del_20_paràgraf"><text:span text:style-name="T27">Només tester de les funcionalitats implementades.</text:span></text:span></text:p>
              </text:list-item>
              <text:list-item>
                <text:p text:style-name="P46">Web amb les funcionalitats:</text:p>
                <text:list>
                  <text:list-item>
                    <text:p text:style-name="P52"><text:span text:style-name="Lletra_20_per_20_defecte_20_del_20_paràgraf"><text:span text:style-name="T24">Fer comanda (usuari </text:span></text:span><text:span text:style-name="Lletra_20_per_20_defecte_20_del_20_paràgraf"><text:span text:style-name="T28">registered</text:span></text:span><text:span text:style-name="Lletra_20_per_20_defecte_20_del_20_paràgraf"><text:span text:style-name="T24">)</text:span></text:span></text:p>
                  </text:list-item>
                  <text:list-item>
                    <text:p text:style-name="P52"><text:span text:style-name="Lletra_20_per_20_defecte_20_del_20_paràgraf"><text:span text:style-name="T24">Llistar comandes pròpies (usuari </text:span></text:span><text:span text:style-name="Lletra_20_per_20_defecte_20_del_20_paràgraf"><text:span text:style-name="T28">registered</text:span></text:span><text:span text:style-name="Lletra_20_per_20_defecte_20_del_20_paràgraf"><text:span text:style-name="T24">) </text:span></text:span><text:span text:style-name="Lletra_20_per_20_defecte_20_del_20_paràgraf"><text:span text:style-name="T31">OPCIONAL</text:span></text:span></text:p>
                  </text:list-item>
                  <text:list-item>
                    <text:p text:style-name="P52"><text:span text:style-name="Lletra_20_per_20_defecte_20_del_20_paràgraf"><text:span text:style-name="T24">Llistar totes les comandes (usuari </text:span></text:span><text:span text:style-name="Lletra_20_per_20_defecte_20_del_20_paràgraf"><text:span text:style-name="T28">admin</text:span></text:span><text:span text:style-name="Lletra_20_per_20_defecte_20_del_20_paràgraf"><text:span text:style-name="T24">) </text:span></text:span><text:span text:style-name="Lletra_20_per_20_defecte_20_del_20_paràgraf"><text:span text:style-name="T31">OPCIONAL</text:span></text:span></text:p>
                  </text:list-item>
                </text:list>
              </text:list-item>
            </text:list>
          </table:table-cell>
        </table:table-row>
      </table:table>
      <text:p text:style-name="P10"/>
      <text:p text:style-name="Normal"><text:span text:style-name="Lletra_20_per_20_defecte_20_del_20_paràgraf"><text:span text:style-name="T21">Observacions i criteris generals de correcció</text:span></text:span></text:p>
      <text:p text:style-name="P21">Es penalitzarà o directament no es puntuarà, segons els casos, quan la funcionalitat programada no compleixi les especificacions de l'enunciat.</text:p>
      <text:p text:style-name="P21">Es requereix que totes les operacions incloguin una correcta retroacció i informació a l'usuari.</text:p>
      <text:p text:style-name="P36"><text:span text:style-name="Lletra_20_per_20_defecte_20_del_20_paràgraf"><text:span text:style-name="T12">Cal considerar, preveure i tractar adequadament tots els errors que es puguin produir. El tractament ha d'evitar que l'aplicació falli, es perdi la normal navegació per les pàgines i ha d'informar adequadament </text:span></text:span><text:span text:style-name="Lletra_20_per_20_defecte_20_del_20_paràgraf"><text:span text:style-name="T10">l'usuari.</text:span></text:span></text:p>
      <text:p text:style-name="P36"><text:span text:style-name="Lletra_20_per_20_defecte_20_del_20_paràgraf"><text:span text:style-name="T10">S'ha d'escriure amb cura la documentació del codi en general, i en particular, de cada un dels mètodes, </text:span></text:span><text:span text:style-name="Lletra_20_per_20_defecte_20_del_20_paràgraf"><text:span text:style-name="T12">seguint el format i les instruccions explicades a classe.</text:span></text:span></text:p>
      <text:p text:style-name="P21">Cal dotar l’aplicació d’un correcte aspecte visual i una adequada usabilitat. Cal usar selectors o similars per als camps dels formularis que tenen un nombre limitat de valors.</text:p>
      <text:p text:style-name="P21"/>
      <text:p text:style-name="P36"><text:span text:style-name="Lletra_20_per_20_defecte_20_del_20_paràgraf"><text:span text:style-name="T22">És requisit complir les especificacions del paradigma de la programació orientada a objectes, l’arquitectura MVC i el patró DAO. Cal assignar correctament les responsabilitats a les classes i mètodes i comunicar-los amb objectes. No s’admetrà la pràctica i es qualificarà amb un zero si </text:span></text:span><text:span text:style-name="Lletra_20_per_20_defecte_20_del_20_paràgraf"><text:span text:style-name="T21">no es compleixen aquests requisits.</text:span></text:span></text:p>
      <text:p text:style-name="P29">SPRINT 3</text:p>
      <text:p text:style-name="P30"/>
      <text:p text:style-name="P36"><text:span text:style-name="Lletra_20_per_20_defecte_20_del_20_paràgraf"><text:span text:style-name="T22">L’objectiu d’aquesta iteració és disposar d’una pàgina per comprar productes de la </text:span></text:span><text:span text:style-name="Lletra_20_per_20_defecte_20_del_20_paràgraf"><text:span text:style-name="T15">webstore</text:span></text:span><text:span text:style-name="Lletra_20_per_20_defecte_20_del_20_paràgraf"><text:span text:style-name="T22">.</text:span></text:span></text:p>
      <text:p text:style-name="P24"/>
      <text:p text:style-name="P24">Gestió de rols</text:p>
      <text:p text:style-name="P36"><text:span text:style-name="Lletra_20_per_20_defecte_20_del_20_paràgraf"><text:span text:style-name="T13">Per poder fer una compra de productes cal disposar del rol </text:span></text:span><text:span text:style-name="Lletra_20_per_20_defecte_20_del_20_paràgraf"><text:span text:style-name="T19">registered</text:span></text:span><text:span text:style-name="Lletra_20_per_20_defecte_20_del_20_paràgraf"><text:span text:style-name="T13">.</text:span></text:span></text:p>
      <text:p text:style-name="P22"/>
      <text:p text:style-name="P24">Pàgina per comprar productes</text:p>
      <text:p text:style-name="P36"><text:span text:style-name="Lletra_20_per_20_defecte_20_del_20_paràgraf"><text:span text:style-name="T13">--Un cop un usuari </text:span></text:span><text:span text:style-name="Lletra_20_per_20_defecte_20_del_20_paràgraf"><text:span text:style-name="T19">registered</text:span></text:span><text:span text:style-name="Lletra_20_per_20_defecte_20_del_20_paràgraf"><text:span text:style-name="T13"> accedeixi a la web, ha de tenir una opció al menú que sigui “Comprar”.</text:span></text:span></text:p>
      <text:p text:style-name="P22"/>
      <text:p text:style-name="P22">--Al clicar aquest menú li ha d’aparèixer una pàgina buida amb un camp de cerca per descripció de producte i un botó per cercar.</text:p>
      <text:p text:style-name="P22"/>
      <text:p text:style-name="P22">--Quan l’usuari premi el botó, la web respondrà mostrant en una taula aquells productes que coincideixin amb el criteri de cerca (consulta LIKE). Els productes s’han de mostrar amb format taula amb les següents columnes: codi, descripció, preu, camp per informar la quantitat a comprar, botó per afegir el producte a la cistella de la compra.</text:p>
      <text:p text:style-name="P24"/>
      <text:p text:style-name="P22">Quan l’usuari premi el botó per afegir el producte cal validar que la quantitat sigui major que 0. Si no és així cal informar a l’usuari. Si la quantitat és major que 0, <text:span text:style-name="T34">s’afegirà la quantitat demanada de producte a la cistella de la compra</text:span> que es guarda en sessió i s’informarà a l’usuari que el producte ha estat afegit a la cistella.</text:p>
      <text:p text:style-name="P22"/>
      <text:p text:style-name="P22">--L’usuari ha de poder anar en qualsevol moment a consultar la cistella de la compra o bé sortir sempre que vulgui d’aquesta pàgina navegant per la web.</text:p>
      <text:p text:style-name="P22"/>
      <text:p text:style-name="P24">Cistella de la compra</text:p>
      <text:p text:style-name="P36"><text:span text:style-name="Lletra_20_per_20_defecte_20_del_20_paràgraf"><text:span text:style-name="T13">Un usuari </text:span></text:span><text:span text:style-name="Lletra_20_per_20_defecte_20_del_20_paràgraf"><text:span text:style-name="T19">registered </text:span></text:span><text:span text:style-name="Lletra_20_per_20_defecte_20_del_20_paràgraf"><text:span text:style-name="T13">ha de tenir opció d’anar a la seva cistella de la compra (pot ser una opció més del menú). </text:span></text:span></text:p>
      <text:p text:style-name="P22">Si no hi ha productes a la cistella cal mostrar un missatge informant de la situació.</text:p>
      <text:p text:style-name="P22"/>
      <text:p text:style-name="P22">Si hi ha productes a la cistella cal mostrar la següent informació:</text:p>
      <text:list xml:id="list20810198494282" text:continue-numbering="true" text:style-name="L3">
        <text:list-item>
          <text:list>
            <text:list-item>
              <text:p text:style-name="P53"><text:span text:style-name="Lletra_20_per_20_defecte_20_del_20_paràgraf"><text:span text:style-name="T29">Username</text:span></text:span><text:span text:style-name="Lletra_20_per_20_defecte_20_del_20_paràgraf"><text:span text:style-name="T26"> del client: </text:span></text:span><text:span text:style-name="Lletra_20_per_20_defecte_20_del_20_paràgraf"><text:span text:style-name="T29">username</text:span></text:span><text:span text:style-name="Lletra_20_per_20_defecte_20_del_20_paràgraf"><text:span text:style-name="T26"> de l’usuari </text:span></text:span><text:span text:style-name="Lletra_20_per_20_defecte_20_del_20_paràgraf"><text:span text:style-name="T29">registered</text:span></text:span></text:p>
            </text:list-item>
            <text:list-item>
              <text:p text:style-name="P54"><text:span text:style-name="Lletra_20_per_20_defecte_20_del_20_paràgraf"><text:span text:style-name="T26">Correu electrònic del client: </text:span></text:span><text:span text:style-name="Lletra_20_per_20_defecte_20_del_20_paràgraf"><text:span text:style-name="T29">email</text:span></text:span><text:span text:style-name="Lletra_20_per_20_defecte_20_del_20_paràgraf"><text:span text:style-name="T26"> de l’usuari </text:span></text:span><text:span text:style-name="Lletra_20_per_20_defecte_20_del_20_paràgraf"><text:span text:style-name="T29">registered</text:span></text:span></text:p>
            </text:list-item>
            <text:list-item>
              <text:p text:style-name="P54"><text:span text:style-name="Lletra_20_per_20_defecte_20_del_20_paràgraf"><text:span text:style-name="T26">Mètode d’enviament (</text:span></text:span><text:span text:style-name="Lletra_20_per_20_defecte_20_del_20_paràgraf"><text:span text:style-name="T29">delMethod</text:span></text:span><text:span text:style-name="Lletra_20_per_20_defecte_20_del_20_paràgraf"><text:span text:style-name="T26">): ara per ara la web només admet la opció “</text:span></text:span><text:span text:style-name="Lletra_20_per_20_defecte_20_del_20_paràgraf"><text:span text:style-name="T28">Click and collect</text:span></text:span><text:span text:style-name="Lletra_20_per_20_defecte_20_del_20_paràgraf"><text:span text:style-name="T24">” per tant caldrà mostrar un desplegable amb només aquesta opció.</text:span></text:span></text:p>
            </text:list-item>
            <text:list-item>
              <text:p text:style-name="P48">Taula amb el detall de productes demanats: descripció de producte, preu unitari, quantitat i total per línia (preu unitari * quantitat).</text:p>
            </text:list-item>
            <text:list-item>
              <text:p text:style-name="P48">Botó comprar</text:p>
            </text:list-item>
            <text:list-item>
              <text:p text:style-name="P48">Botó cancel·lar</text:p>
            </text:list-item>
            <text:list-item>
              <text:p text:style-name="P48">Botó seguir comprant</text:p>
            </text:list-item>
          </text:list>
        </text:list-item>
      </text:list>
      <text:p text:style-name="P36"><text:soft-page-break/><text:span text:style-name="Lletra_20_per_20_defecte_20_del_20_paràgraf"><text:span text:style-name="T13">Si es prem el botó cancel·lar, es mostrarà un missatge informant si l’usuari vol cancel·lar la compra. Si respon afirmativament es navegarà a la pàgina principal (</text:span></text:span><text:span text:style-name="Lletra_20_per_20_defecte_20_del_20_paràgraf"><text:span text:style-name="T19">home</text:span></text:span><text:span text:style-name="Lletra_20_per_20_defecte_20_del_20_paràgraf"><text:span text:style-name="T13">) i s’eliminaran els productes de la sessió.</text:span></text:span></text:p>
      <text:p text:style-name="P22"/>
      <text:p text:style-name="P22">Si es prem el botó seguir comprant es navegarà a la pàgina per comprar productes i es mantindran els productes seleccionats en sessió.</text:p>
      <text:p text:style-name="P22"/>
      <text:p text:style-name="P22">Si es prem el botó comprar, es crearà una comanda a la base de dades i s’informarà a l’usuari del número de comanda creada. </text:p>
      <text:p text:style-name="P11"/>
      <text:p text:style-name="P39"><text:span text:style-name="Lletra_20_per_20_defecte_20_del_20_paràgraf"><text:span text:style-name="T8">Llistar comandes pròpies (usuari </text:span></text:span><text:span text:style-name="Lletra_20_per_20_defecte_20_del_20_paràgraf"><text:span text:style-name="T30">registered</text:span></text:span><text:span text:style-name="Lletra_20_per_20_defecte_20_del_20_paràgraf"><text:span text:style-name="T8">) i Llistar totes les comandes (usuari </text:span></text:span><text:span text:style-name="Lletra_20_per_20_defecte_20_del_20_paràgraf"><text:span text:style-name="T30">admin</text:span></text:span><text:span text:style-name="Lletra_20_per_20_defecte_20_del_20_paràgraf"><text:span text:style-name="T8">)</text:span></text:span></text:p>
      <text:p text:style-name="P39"><text:span text:style-name="Lletra_20_per_20_defecte_20_del_20_paràgraf"><text:span text:style-name="T23">Funcionalitats opcionals</text:span></text:span></text:p>
      <text:p text:style-name="P25"/>
      <text:p text:style-name="P21">Tant l’usuari registered com l’usuari admin tindran una opció de menú per llistar comandes.</text:p>
      <text:p text:style-name="P36"><text:span text:style-name="Lletra_20_per_20_defecte_20_del_20_paràgraf"><text:span text:style-name="T12">El llistat de comandes ha de mostrar una taula amb la següent informació: id de comanda, data de creació, mètode d’entrega (</text:span></text:span><text:span text:style-name="Lletra_20_per_20_defecte_20_del_20_paràgraf"><text:span text:style-name="T18">delMethod</text:span></text:span><text:span text:style-name="Lletra_20_per_20_defecte_20_del_20_paràgraf"><text:span text:style-name="T12">), nom del client (</text:span></text:span><text:span text:style-name="Lletra_20_per_20_defecte_20_del_20_paràgraf"><text:span text:style-name="T18">username</text:span></text:span><text:span text:style-name="Lletra_20_per_20_defecte_20_del_20_paràgraf"><text:span text:style-name="T12">), import total de la comanda.</text:span></text:span></text:p>
      <text:p text:style-name="P36"><text:span text:style-name="Lletra_20_per_20_defecte_20_del_20_paràgraf"><text:span text:style-name="T12">En el cas de l’usuari </text:span></text:span><text:span text:style-name="Lletra_20_per_20_defecte_20_del_20_paràgraf"><text:span text:style-name="T18">registered</text:span></text:span><text:span text:style-name="Lletra_20_per_20_defecte_20_del_20_paràgraf"><text:span text:style-name="T12"> només podrà consultar les seves comandes, en el cas de </text:span></text:span><text:span text:style-name="Lletra_20_per_20_defecte_20_del_20_paràgraf"><text:span text:style-name="T18">l’admin</text:span></text:span><text:span text:style-name="Lletra_20_per_20_defecte_20_del_20_paràgraf"><text:span text:style-name="T12"> podrà veure totes les comandes del sistema.</text:span></text:span></text:p>
      <text:p text:style-name="P21">El llistat de comandes no permet modificar cap dada.</text:p>
      <text:p text:style-name="P21"/>
      <table:table table:name="Table4" table:style-name="Table4">
        <table:table-column table:style-name="Table4.A"/>
        <table:table-row>
          <table:table-cell table:style-name="Table4.A1" office:value-type="string">
            <text:p text:style-name="P26">Indicacions del lliurament</text:p>
            <text:p text:style-name="P26"/>
            <text:list xml:id="list20811263378389" text:continue-numbering="true" text:style-name="L3">
              <text:list-item>
                <text:p text:style-name="P53"><text:span text:style-name="Lletra_20_per_20_defecte_20_del_20_paràgraf"><text:span text:style-name="T25">Cal fer servir l’script de base de dades facilitat al SP2.</text:span></text:span></text:p>
              </text:list-item>
            </text:list>
            <text:p text:style-name="P31"/>
            <text:list xml:id="list20810380028047" text:continue-numbering="true" text:style-name="L3">
              <text:list-item>
                <text:p text:style-name="P49">La creació de comandes s’ha de fer mitjançant una transacció a la base de dades que garanteixi que s’insereixin tots els registres de la nova comanda (un registre a la taula orders i tants registres com productes demanats a la taula orderitems).</text:p>
              </text:list-item>
            </text:list>
            <text:p text:style-name="P13"/>
            <text:list xml:id="list20812244395488" text:continue-numbering="true" text:style-name="L3">
              <text:list-item>
                <text:p text:style-name="P49">Cal crear una classe per tractar les dades de cada taula de la base de dades, per tant cal crear la classe Order i la classe OrderItems.</text:p>
              </text:list-item>
            </text:list>
            <text:p text:style-name="P13"/>
            <text:list xml:id="list20810234460967" text:continue-numbering="true" text:style-name="L3">
              <text:list-item>
                <text:p text:style-name="P49">Cal crear una classe DAO per cada una de les taules de la base de dades, per tant cal crear en aquesta iteració les classes OrderDAO i OrderItemsDAO.</text:p>
              </text:list-item>
            </text:list>
            <text:p text:style-name="P13"/>
            <text:list xml:id="list20810512385528" text:continue-numbering="true" text:style-name="L3">
              <text:list-item>
                <text:p text:style-name="P49">El model de l’aplicació tindrà accés a tots els DAO de l’aplicació i haurà d’implementar un mètode per cada servei que l’aplicació ofereixi.</text:p>
              </text:list-item>
            </text:list>
            <text:p text:style-name="P13"/>
            <text:list xml:id="list20812232782734" text:continue-numbering="true" text:style-name="L3">
              <text:list-item>
                <text:p text:style-name="P49">Si s’implementen les funcionalitats opcionals, cal implementar el seu tester associat.</text:p>
              </text:list-item>
            </text:list>
            <text:p text:style-name="P12"/>
          </table:table-cell>
        </table:table-row>
      </table:table>
      <text:p text:style-name="P12"/>
      <text:p text:style-name="P19"/>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style:line-height-at-least="0.0693in" fo:orphans="2" fo:widows="2" fo:hyphenation-ladder-count="no-limit" fo:keep-with-next="always"/>
      <style:text-properties style:font-name="Times New Roman" fo:font-family="'Times New Roman'" style:font-family-generic="roman" style:font-pitch="variable" fo:language="ca" fo:country="ES" style:letter-kerning="false"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ar" style:country-complex="SA" fo:hyphenate="false" loext:hyphenation-no-caps="false"/>
    </style:style>
    <style:style style:name="Títol_20_2" style:display-name="Títol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Títol_20_3" style:display-name="Títol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1965in" style:contextual-spacing="false" fo:line-height="100%" fo:hyphenation-ladder-count="no-limit" fo:keep-with-next="auto"/>
      <style:text-properties fo:font-size="10pt" fo:language="es" fo:country="ES" style:font-size-asian="10pt" style:font-size-complex="10pt" fo:hyphenate="true" loext:hyphenation-no-caps="false"/>
    </style:style>
    <style:style style:name="Llista"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true" loext:hyphenation-no-caps="false"/>
    </style:style>
    <style:style style:name="L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Encapçalament" style:family="paragraph" style:parent-style-name="Standard" style:next-style-name="Text_20_body">
      <style:paragraph-properties fo:margin-top="0.1665in" fo:margin-bottom="0.0835in" style:contextual-spacing="false" fo:hyphenation-ladder-count="no-limit"/>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Índex" style:family="paragraph" style:parent-style-name="Standard">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Normal_20__28_Web_29_" style:display-name="Normal (Web)" style:family="paragraph" style:parent-style-name="Standard">
      <style:paragraph-properties fo:margin-top="0.0693in" fo:margin-bottom="0.0693in" style:contextual-spacing="false" fo:hyphenation-ladder-count="no-limit"/>
      <style:text-properties fo:language="es" fo:country="ES" fo:hyphenate="false" loext:hyphenation-no-caps="false"/>
    </style:style>
    <style:style style:name="Normal1" style:family="paragraph">
      <style:paragraph-properties fo:margin-top="0in" fo:margin-bottom="0.139in" style:contextual-spacing="false" style:line-height-at-least="0.0693in" fo:orphans="2" fo:widows="2" fo:hyphenation-ladder-count="no-limit" fo:keep-with-next="always"/>
      <style:text-properties style:font-name="Times New Roman" fo:font-family="'Times New Roman'" style:font-family-generic="roman" style:font-pitch="variable" fo:language="ca" fo:country="ES" style:letter-kerning="false" style:font-name-asian="Times New Roman" style:font-family-asian="'Times New Roman'" style:font-family-generic-asian="roman" style:font-pitch-asian="variable" style:language-asian="ar" style:country-asian="SA" style:font-name-complex="Times New Roman" style:font-family-complex="'Times New Roman'" style:font-family-generic-complex="roman" style:font-pitch-complex="variable" style:language-complex="ar" style:country-complex="SA"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font-size="10pt" fo:language="es" fo:country="ES" style:font-size-asian="10pt" style:font-size-complex="10pt" fo:hyphenate="true" loext:hyphenation-no-caps="false"/>
    </style:style>
    <style:style style:name="WW-Cuerpo_20_de_20_texto" style:display-name="WW-Cuerpo de texto" style:family="paragraph" style:parent-style-name="Standard">
      <style:paragraph-properties fo:margin-top="0in" fo:margin-bottom="0.1965in" style:contextual-spacing="false" fo:hyphenation-ladder-count="no-limit"/>
      <style:text-properties fo:font-size="10pt" fo:language="es" fo:country="ES" style:font-size-asian="10pt" style:font-size-complex="10pt" fo:hyphenate="true" loext:hyphenation-no-caps="false"/>
    </style:style>
    <style:style style:name="Paràgraf_20_de_20_llista" style:display-name="Paràgraf de llista" style:family="paragraph" style:parent-style-name="Standard">
      <style:paragraph-properties fo:margin-left="0.4917in" fo:margin-right="0in" fo:margin-top="0in" fo:margin-bottom="0in" style:contextual-spacing="false" fo:line-height="100%" fo:hyphenation-ladder-count="no-limit" fo:text-indent="0in" style:auto-text-indent="false" fo:keep-with-next="auto">
        <style:tab-stops/>
      </style:paragraph-properties>
      <style:text-properties fo:hyphenate="false" loext:hyphenation-no-caps="false"/>
    </style:style>
    <style:style style:name="Standard_20__28_user_29_" style:display-name="Standard (user)" style:family="paragraph">
      <style:paragraph-properties fo:orphans="2" fo:widows="2" fo:hyphenation-ladder-count="no-limit"/>
      <style:text-properties style:font-name="Times New Roman" fo:font-family="'Times New Roman'" style:font-family-generic="roman" style:font-pitch="variable" fo:font-size="10pt" style:letter-kerning="false"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Contingut_20_de_20_la_20_taula" style:display-name="Contingut de la taula" style:family="paragraph" style:parent-style-name="Standard_20__28_user_29_">
      <style:paragraph-properties fo:hyphenation-ladder-count="no-limit" text:number-lines="false" text:line-number="0"/>
      <style:text-properties fo:hyphenate="false" loext:hyphenation-no-caps="false"/>
    </style:style>
    <style:style style:name="Capçalera_20_i_20_peu" style:display-name="Capçalera i peu" style:family="paragraph" style:parent-style-name="Standard">
      <style:paragraph-properties fo:hyphenation-ladder-count="no-limit" text:number-lines="false" text:line-number="0">
        <style:tab-stops>
          <style:tab-stop style:position="3.5437in" style:type="center"/>
          <style:tab-stop style:position="7.0874in"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Capçalera" style:family="paragraph" style:parent-style-name="Standard">
      <style:paragraph-properties fo:margin-top="0in" fo:margin-bottom="0in" style:contextual-spacing="false" fo:hyphenation-ladder-count="no-limit"/>
      <style:text-properties fo:font-weight="bold" style:font-weight-asian="bold" fo:hyphenate="false" loext:hyphenation-no-caps="false"/>
    </style:style>
    <style:style style:name="Peu" style:family="paragraph" style:parent-style-name="Capçalera_20_i_20_peu">
      <style:paragraph-properties fo:hyphenation-ladder-count="no-limit"/>
      <style:text-properties fo:hyphenate="false" loext:hyphenation-no-caps="false"/>
    </style:style>
    <style:style style:name="Encapçalament_20_de_20_la_20_taula" style:display-name="Encapçalament de la taula" style:family="paragraph" style:parent-style-name="Contingut_20_de_20_la_20_taula">
      <style:paragraph-properties fo:text-align="center" style:justify-single-word="false" fo:hyphenation-ladder-count="no-limit"/>
      <style:text-properties fo:font-weight="bold" style:font-weight-asian="bold" style:font-weight-complex="bold"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Lletra_20_per_20_defecte_20_del_20_paràgraf" style:display-name="Lletra per defecte del paràgraf" style:family="text"/>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Texto_20_independiente_20_Car" style:display-name="Texto independiente Car" style:family="text" style:parent-style-name="Lletra_20_per_20_defecte_20_del_20_paràgraf">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style>
    <style:style style:name="ListLabel_20_1" style:display-name="ListLabel 1" style:family="text">
      <style:text-properties style:font-name-complex="Wingdings" style:font-family-complex="Wingdings" style:font-family-generic-complex="system" style:font-pitch-complex="variable" style:font-charset-complex="x-symbol"/>
    </style:style>
    <style:style style:name="ListLabel_20_2" style:display-name="ListLabel 2" style:family="text">
      <style:text-properties style:font-name-complex="Wingdings" style:font-family-complex="Wingdings" style:font-family-generic-complex="system" style:font-pitch-complex="variable" style:font-charset-complex="x-symbol"/>
    </style:style>
    <style:style style:name="ListLabel_20_3" style:display-name="ListLabel 3" style:family="text">
      <style:text-properties style:font-name-complex="Wingdings" style:font-family-complex="Wingdings" style:font-family-generic-complex="system" style:font-pitch-complex="variable" style:font-charset-complex="x-symbol"/>
    </style:style>
    <style:style style:name="ListLabel_20_4" style:display-name="ListLabel 4" style:family="text">
      <style:text-properties fo:color="#000000" loext:opacity="100%" style:font-name-complex="Symbol" style:font-family-complex="Symbol" style:font-family-generic-complex="roman" style:font-pitch-complex="variable" style:font-charset-complex="x-symbol"/>
    </style:style>
    <style:style style:name="ListLabel_20_5" style:display-name="ListLabel 5" style:family="text">
      <style:text-properties style:font-name-complex="Symbol" style:font-family-complex="Symbol" style:font-family-generic-complex="roman" style:font-pitch-complex="variable" style:font-charset-complex="x-symbol"/>
    </style:style>
    <style:style style:name="ListLabel_20_6" style:display-name="ListLabel 6" style:family="text">
      <style:text-properties style:font-name-complex="Wingdings" style:font-family-complex="Wingdings" style:font-family-generic-complex="system" style:font-pitch-complex="variable" style:font-charset-complex="x-symbol"/>
    </style:style>
    <style:style style:name="ListLabel_20_7" style:display-name="ListLabel 7" style:family="text">
      <style:text-properties style:font-name-complex="Wingdings" style:font-family-complex="Wingdings" style:font-family-generic-complex="system" style:font-pitch-complex="variable" style:font-charset-complex="x-symbol"/>
    </style:style>
    <style:style style:name="ListLabel_20_8" style:display-name="ListLabel 8" style:family="text">
      <style:text-properties style:font-name-complex="Symbol" style:font-family-complex="Symbol" style:font-family-generic-complex="roman" style:font-pitch-complex="variable" style:font-charset-complex="x-symbol"/>
    </style:style>
    <style:style style:name="ListLabel_20_9" style:display-name="ListLabel 9" style:family="text">
      <style:text-properties style:font-name-complex="Symbol" style:font-family-complex="Symbol" style:font-family-generic-complex="roman" style:font-pitch-complex="variable" style:font-charset-complex="x-symbol"/>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Symbol" style:font-family-complex="Symbol" style:font-family-generic-complex="roman" style:font-pitch-complex="variable" style:font-charset-complex="x-symbol"/>
    </style:style>
    <style:style style:name="ListLabel_20_12" style:display-name="ListLabel 12" style:family="text">
      <style:text-properties style:font-name-complex="Wingdings" style:font-family-complex="Wingdings" style:font-family-generic-complex="system" style:font-pitch-complex="variable" style:font-charset-complex="x-symbol"/>
    </style:style>
    <style:style style:name="ListLabel_20_13" style:display-name="ListLabel 13" style:family="text">
      <style:text-properties style:font-name-complex="Wingdings" style:font-family-complex="Wingdings" style:font-family-generic-complex="system" style:font-pitch-complex="variable" style:font-charset-complex="x-symbol"/>
    </style:style>
    <style:style style:name="ListLabel_20_14" style:display-name="ListLabel 14" style:family="text">
      <style:text-properties fo:color="#000000" loext:opacity="100%" style:font-name-complex="Symbol" style:font-family-complex="Symbol" style:font-family-generic-complex="roman" style:font-pitch-complex="variable" style:font-charset-complex="x-symbol"/>
    </style:style>
    <style:style style:name="ListLabel_20_15" style:display-name="ListLabel 15" style:family="text">
      <style:text-properties style:font-name-complex="Symbol" style:font-family-complex="Symbol" style:font-family-generic-complex="roman" style:font-pitch-complex="variable" style:font-charset-complex="x-symbol"/>
    </style:style>
    <style:style style:name="ListLabel_20_16" style:display-name="ListLabel 16" style:family="text">
      <style:text-properties style:font-name-complex="Wingdings" style:font-family-complex="Wingdings" style:font-family-generic-complex="system" style:font-pitch-complex="variable" style:font-charset-complex="x-symbol"/>
    </style:style>
    <style:style style:name="ListLabel_20_17" style:display-name="ListLabel 17" style:family="text">
      <style:text-properties style:font-name-complex="Wingdings" style:font-family-complex="Wingdings" style:font-family-generic-complex="system" style:font-pitch-complex="variable" style:font-charset-complex="x-symbol"/>
    </style:style>
    <style:style style:name="ListLabel_20_18" style:display-name="ListLabel 18" style:family="text">
      <style:text-properties style:font-name-complex="Symbol" style:font-family-complex="Symbol" style:font-family-generic-complex="roman" style:font-pitch-complex="variable" style:font-charset-complex="x-symbol"/>
    </style:style>
    <style:style style:name="ListLabel_20_19" style:display-name="ListLabel 19" style:family="text">
      <style:text-properties style:font-name-complex="Symbol" style:font-family-complex="Symbol" style:font-family-generic-complex="roman" style:font-pitch-complex="variable" style:font-charset-complex="x-symbol"/>
    </style:style>
    <style:style style:name="ListLabel_20_20" style:display-name="ListLabel 20" style:family="text">
      <style:text-properties fo:font-size="12pt" fo:font-weight="bold" style:font-size-asian="12pt" style:font-weight-asian="bold" style:font-size-complex="12pt"/>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Symbol" fo:font-family="Symbol" style:font-family-generic="roman" style:font-pitch="variable" style:font-charset="x-symbol"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7.0792in" fo:margin-left="-0.0097in" table:align="left"/>
    </style:style>
    <style:style style:name="Table1.A" style:family="table-column">
      <style:table-column-properties style:column-width="2.5236in"/>
    </style:style>
    <style:style style:name="Table1.B" style:family="table-column">
      <style:table-column-properties style:column-width="2.3438in"/>
    </style:style>
    <style:style style:name="Table1.C" style:family="table-column">
      <style:table-column-properties style:column-width="1.2389in"/>
    </style:style>
    <style:style style:name="Table1.D" style:family="table-column">
      <style:table-column-properties style:column-width="0.9729in"/>
    </style:style>
    <style:style style:name="Table1.1" style:family="table-row">
      <style:table-row-properties style:min-row-height="0.5514in" style:use-optimal-row-height="false"/>
    </style:style>
    <style:style style:name="Table1.A1" style:family="table-cell">
      <style:table-cell-properties style:vertical-align="middle" fo:padding="0.0382in" fo:border-left="0.25pt solid #000000" fo:border-right="none" fo:border-top="0.25pt solid #000000" fo:border-bottom="0.25pt solid #000000" style:writing-mode="lr-tb"/>
    </style:style>
    <style:style style:name="Table1.B1" style:family="table-cell">
      <style:table-cell-properties fo:padding="0.0382in" fo:border-left="0.25pt solid #000000" fo:border-right="none" fo:border-top="0.25pt solid #000000" fo:border-bottom="0.25pt solid #000000" style:writing-mode="lr-tb"/>
    </style:style>
    <style:style style:name="Table1.D1" style:family="table-cell">
      <style:table-cell-properties style:vertical-align="middle" fo:padding="0.0382in" fo:border="0.25pt solid #000000" style:writing-mode="lr-tb"/>
    </style:style>
    <style:style style:name="Table1.A2" style:family="table-cell">
      <style:table-cell-properties style:vertical-align="middle"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none" fo:border-top="none" fo:border-bottom="0.25pt solid #000000" style:writing-mode="lr-tb"/>
    </style:style>
    <style:style style:name="Table1.C2" style:family="table-cell">
      <style:table-cell-properties style:vertical-align="middle" fo:padding="0.0382in" fo:border-left="0.25pt solid #000000" fo:border-right="0.25pt solid #000000" fo:border-top="none" fo:border-bottom="0.25pt solid #000000" style:writing-mode="lr-tb"/>
    </style:style>
    <style:style style:name="Table1.B3" style:family="table-cell">
      <style:table-cell-properties fo:padding="0.0382in" fo:border-left="0.25pt solid #000000" fo:border-right="none" fo:border-top="none" fo:border-bottom="0.25pt solid #000000" style:writing-mode="lr-tb"/>
    </style:style>
    <style:style style:name="Table1.C3"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7.1271in" fo:margin-left="-0.0229in" table:align="left"/>
    </style:style>
    <style:style style:name="Table2.A" style:family="table-column">
      <style:table-column-properties style:column-width="1.6167in"/>
    </style:style>
    <style:style style:name="Table2.B" style:family="table-column">
      <style:table-column-properties style:column-width="1.7688in"/>
    </style:style>
    <style:style style:name="Table2.C" style:family="table-column">
      <style:table-column-properties style:column-width="1.5354in"/>
    </style:style>
    <style:style style:name="Table2.D" style:family="table-column">
      <style:table-column-properties style:column-width="2.2063in"/>
    </style:style>
    <style:style style:name="Table2.1" style:family="table-row">
      <style:table-row-properties style:min-row-height="0.1806in" style:use-optimal-row-height="false"/>
    </style:style>
    <style:style style:name="Table2.A1" style:family="table-cell">
      <style:table-cell-properties style:vertical-align="middle" fo:padding-left="0in" fo:padding-right="0.075in" fo:padding-top="0in" fo:padding-bottom="0in" fo:border-left="0.75pt solid #000001" fo:border-right="none" fo:border-top="0.75pt solid #000001" fo:border-bottom="0.75pt solid #000001" style:writing-mode="lr-tb"/>
    </style:style>
    <style:style style:name="Table2.D1" style:family="table-cell">
      <style:table-cell-properties style:vertical-align="middle" fo:padding-left="0in" fo:padding-right="0.075in" fo:padding-top="0in" fo:padding-bottom="0in" fo:border="0.75pt solid #000001" style:writing-mode="lr-tb"/>
    </style:style>
    <style:style style:name="MP1" style:family="paragraph" style:parent-style-name="Capçalera">
      <style:paragraph-properties fo:margin-left="0.4925in" fo:margin-right="0in" fo:text-indent="0in" style:auto-text-indent="false">
        <style:tab-stops/>
      </style:paragraph-properties>
    </style:style>
    <style:style style:name="MP2" style:family="paragraph" style:parent-style-name="Capçalera">
      <style:paragraph-properties fo:margin-left="0.4925in" fo:margin-right="0in" fo:text-indent="0in" style:auto-text-indent="false">
        <style:tab-stops/>
      </style:paragraph-properties>
      <style:text-properties style:font-name="Arial" fo:font-size="10pt" fo:font-weight="normal" style:font-size-asian="10pt" style:language-asian="ar" style:country-asian="SA" style:font-weight-asian="normal" style:font-name-complex="Arial" style:font-size-complex="10pt"/>
    </style:style>
    <style:style style:name="MP3" style:family="paragraph" style:parent-style-name="Standard">
      <style:paragraph-properties fo:margin-left="0in" fo:margin-right="0.378in" fo:margin-top="0in" fo:margin-bottom="0in" style:contextual-spacing="false" fo:text-indent="0in" style:auto-text-indent="false"/>
      <style:text-properties style:font-name="Arial" fo:font-size="10pt" style:font-size-asian="10pt" style:language-asian="ar" style:country-asian="SA" style:font-name-complex="Arial" style:font-size-complex="10pt"/>
    </style:style>
    <style:style style:name="MP4" style:family="paragraph" style:parent-style-name="Standard">
      <style:paragraph-properties fo:margin-left="0in" fo:margin-right="0.378in" fo:margin-top="0.0398in" fo:margin-bottom="0.0398in" style:contextual-spacing="false" fo:text-indent="0in" style:auto-text-indent="false"/>
    </style:style>
    <style:style style:name="MP5" style:family="paragraph" style:parent-style-name="Standard">
      <style:paragraph-properties fo:margin-left="0in" fo:margin-right="0.378in" fo:margin-top="0.0398in" fo:margin-bottom="0.0398in" style:contextual-spacing="false" fo:text-indent="0in" style:auto-text-indent="false"/>
      <style:text-properties style:font-name="Arial" fo:font-size="10pt" fo:font-weight="bold" style:font-size-asian="10pt" style:language-asian="ar" style:country-asian="SA" style:font-weight-asian="bold" style:font-name-complex="Arial" style:font-size-complex="10pt" style:font-weight-complex="bold"/>
    </style:style>
    <style:style style:name="MP6" style:family="paragraph" style:parent-style-name="Standard">
      <style:paragraph-properties fo:margin-left="0in" fo:margin-right="0.378in" fo:margin-top="0in" fo:margin-bottom="0in" style:contextual-spacing="false" fo:text-indent="0in" style:auto-text-indent="false"/>
      <style:text-properties style:font-name="Arial" fo:font-size="10pt" fo:font-weight="bold" style:font-size-asian="10pt" style:language-asian="ar" style:country-asian="SA" style:font-weight-asian="bold" style:font-name-complex="Arial" style:font-size-complex="10pt" style:font-weight-complex="bold"/>
    </style:style>
    <style:style style:name="MP7" style:family="paragraph" style:parent-style-name="Standard">
      <style:paragraph-properties fo:margin-left="0in" fo:margin-right="0.378in" fo:margin-top="0in" fo:margin-bottom="0in" style:contextual-spacing="false" fo:text-align="center" style:justify-single-word="false" fo:text-indent="0in" style:auto-text-indent="false" style:snap-to-layout-grid="false"/>
    </style:style>
    <style:style style:name="MP8" style:family="paragraph" style:parent-style-name="Standard">
      <style:paragraph-properties fo:margin-left="0in" fo:margin-right="0.378in" fo:margin-top="0in" fo:margin-bottom="0in" style:contextual-spacing="false" fo:text-align="center" style:justify-single-word="false" fo:text-indent="0in" style:auto-text-indent="false"/>
      <style:text-properties style:font-name="Arial" fo:font-size="10pt" style:font-size-asian="10pt" style:language-asian="ar" style:country-asian="SA" style:font-name-complex="Arial" style:font-size-complex="10pt"/>
    </style:style>
    <style:style style:name="MP9" style:family="paragraph" style:parent-style-name="Standard">
      <style:paragraph-properties fo:margin-left="0in" fo:margin-right="0.378in" fo:margin-top="0.0398in" fo:margin-bottom="0.0398in" style:contextual-spacing="false" fo:text-indent="0in" style:auto-text-indent="false"/>
      <style:text-properties style:font-name="Arial" fo:font-size="10pt" style:font-size-asian="10pt" style:language-asian="ar" style:country-asian="SA" style:font-name-complex="Arial" style:font-size-complex="10pt"/>
    </style:style>
    <style:style style:name="MP10" style:family="paragraph" style:parent-style-name="Standard">
      <style:paragraph-properties fo:margin-left="0in" fo:margin-right="0.378in" fo:margin-top="0in" fo:margin-bottom="0in" style:contextual-spacing="false" fo:text-indent="0in" style:auto-text-indent="false"/>
    </style:style>
    <style:style style:name="MP11" style:family="paragraph" style:parent-style-name="Standard">
      <style:paragraph-properties fo:margin-top="0.0835in" fo:margin-bottom="0.0417in" style:contextual-spacing="false" fo:text-align="center" style:justify-single-word="false">
        <style:tab-stops>
          <style:tab-stop style:position="2.9528in" style:type="center"/>
          <style:tab-stop style:position="5.9055in" style:type="right"/>
        </style:tab-stops>
      </style:paragraph-properties>
      <style:text-properties style:font-name="Arial" fo:font-size="8pt" fo:background-color="#ffffff" style:font-size-asian="8pt" style:language-asian="ar" style:country-asian="SA" style:font-name-complex="Arial" style:font-size-complex="8pt"/>
    </style:style>
    <style:style style:name="MP12" style:family="paragraph" style:parent-style-name="Standard">
      <style:paragraph-properties fo:margin-top="0.0835in" fo:margin-bottom="0.0417in" style:contextual-spacing="false" fo:text-align="center" style:justify-single-word="false">
        <style:tab-stops>
          <style:tab-stop style:position="2.9528in" style:type="center"/>
          <style:tab-stop style:position="5.9055in" style:type="right"/>
        </style:tab-stops>
      </style:paragraph-properties>
    </style:style>
    <style:style style:name="MT1" style:family="text">
      <style:text-properties style:font-name="Arial" fo:font-size="10pt" fo:font-weight="normal" style:font-size-asian="10pt" style:language-asian="ar" style:country-asian="SA" style:font-weight-asian="normal" style:font-name-complex="Arial" style:font-size-complex="10pt"/>
    </style:style>
    <style:style style:name="MT2" style:family="text">
      <style:text-properties style:font-name="Arial" fo:font-size="10pt" style:font-size-asian="10pt" style:language-asian="ar" style:country-asian="SA" style:font-name-complex="Arial" style:font-size-complex="10pt" style:font-weight-complex="bold"/>
    </style:style>
    <style:style style:name="MT3" style:family="text">
      <style:text-properties style:font-name="Arial" fo:font-size="10pt" fo:font-weight="bold" style:font-size-asian="10pt" style:language-asian="ar" style:country-asian="SA" style:font-weight-asian="bold" style:font-name-complex="Arial" style:font-size-complex="10pt" style:font-weight-complex="bold"/>
    </style:style>
    <style:style style:name="MT4" style:family="text">
      <style:text-properties style:font-name="Arial" fo:font-size="10pt" style:font-size-asian="10pt" style:language-asian="ar" style:country-asian="SA" style:font-name-complex="Arial" style:font-size-complex="10pt"/>
    </style:style>
    <style:style style:name="MT5" style:family="text">
      <style:text-properties style:font-name="Arial" fo:font-size="8pt" fo:background-color="#ffffff" loext:char-shading-value="0" style:font-size-asian="8pt" style:language-asian="ar" style:country-asian="SA" style:font-name-complex="Arial" style:font-size-complex="8pt"/>
    </style:style>
    <style:style style:name="MT6" style:family="text">
      <style:text-properties style:font-name="Arial" fo:font-size="8pt" style:font-size-asian="8pt" style:language-asian="ar" style:country-asian="SA" style:font-name-complex="Arial" style:font-size-complex="8pt"/>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draw:opacity="0%" fo:padding="0in" fo:border="none" style:mirror="none" fo:clip="rect(-0.0055in, -0.0055in, -0.0055in, -0.0055in)" draw:luminance="0%" draw:contrast="0%" draw:red="0%" draw:green="0%" draw:blue="0%" draw:gamma="100%" draw:color-inversion="false" draw:image-opacity="100%" draw:color-mode="standard"/>
    </style:style>
    <style:style style:name="Mfr2"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draw:opacity="0%" fo:padding="0in" fo:border="none" style:mirror="none" fo:clip="rect(-0.0071in, -0.0071in, -0.0071in, -0.0071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2598in" fo:margin-left="0.6898in" fo:margin-right="0.4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228in" fo:margin-left="0in" fo:margin-right="0in" fo:margin-bottom="0in" style:dynamic-spacing="true"/>
      </style:header-style>
      <style:footer-style>
        <style:header-footer-properties fo:min-height="0.7252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1"><draw:frame draw:style-name="Mfr1" draw:name="Imagen1" text:anchor-type="paragraph" svg:x="-1.2728in" svg:y="0.0272in" svg:width="0.2744in" style:rel-width="scale" svg:height="0.311in" style:rel-height="scale" draw:z-index="3"><draw:image xlink:href="Pictures/10000001000001DC0000022729600B7CF0B08294.png" xlink:type="simple" xlink:show="embed" xlink:actuate="onLoad" draw:mime-type="image/png"/></draw:frame><text:span text:style-name="Lletra_20_per_20_defecte_20_del_20_paràgraf"><text:span text:style-name="MT1">Generalitat de Catalunya</text:span></text:span></text:p>
              <text:p text:style-name="MP2">Departament d’Educació</text:p>
              <text:p text:style-name="MP1"><text:span text:style-name="Lletra_20_per_20_defecte_20_del_20_paràgraf"><text:span text:style-name="MT2">Institut Provençana</text:span></text:span></text:p>
              <text:p text:style-name="MP3"/>
            </table:table-cell>
            <table:table-cell table:style-name="Table1.B1" office:value-type="string">
              <text:p text:style-name="MP4"><text:span text:style-name="Lletra_20_per_20_defecte_20_del_20_paràgraf"><text:span text:style-name="MT3">Mòdul 07:</text:span></text:span></text:p>
              <text:p text:style-name="MP5">Desenvolupament d'aplicacions web</text:p>
            </table:table-cell>
            <table:table-cell table:style-name="Table1.A1" office:value-type="string">
              <text:p text:style-name="MP6">Curs</text:p>
              <text:p text:style-name="MP6">2023-2024</text:p>
            </table:table-cell>
            <table:table-cell table:style-name="Table1.D1" office:value-type="string">
              <text:p text:style-name="MP7"><draw:frame draw:style-name="Mfr2" draw:name="Imagen2" text:anchor-type="paragraph" svg:x="0.1453in" svg:y="0.0728in" svg:width="0.5634in" style:rel-width="scale" svg:height="0.3744in" style:rel-height="scale" draw:z-index="7"><draw:image xlink:href="Pictures/10000000000000640000004305596C279C6B4B32.jpg" xlink:type="simple" xlink:show="embed" xlink:actuate="onLoad" draw:mime-type="image/jpeg"/></draw:frame><text:span text:style-name="Lletra_20_per_20_defecte_20_del_20_paràgraf"><text:span text:style-name="MT4"/></text:span></text:p>
            </table:table-cell>
          </table:table-row>
          <table:table-row>
            <table:table-cell table:style-name="Table1.A2" table:number-rows-spanned="2" office:value-type="string">
              <text:p text:style-name="MP6">Departament d’Informàtica i comunicacions</text:p>
              <text:p text:style-name="MP8"/>
              <text:p text:style-name="MP6">Grup DAWBI-2</text:p>
            </table:table-cell>
            <table:table-cell table:style-name="Table1.B2" office:value-type="string">
              <text:p text:style-name="MP4"><text:span text:style-name="Lletra_20_per_20_defecte_20_del_20_paràgraf"><text:span text:style-name="MT4">UF 3, NF 1</text:span></text:span></text:p>
              <text:p text:style-name="MP9">RA 1</text:p>
            </table:table-cell>
            <table:table-cell table:style-name="Table1.C2" table:number-columns-spanned="2" office:value-type="string">
              <text:p text:style-name="MP10"><text:span text:style-name="Lletra_20_per_20_defecte_20_del_20_paràgraf"><text:span text:style-name="MT3">Nota</text:span></text:span><text:span text:style-name="Lletra_20_per_20_defecte_20_del_20_paràgraf"><text:span text:style-name="MT4">:</text:span></text:span></text:p>
              <text:p text:style-name="MP8"/>
            </table:table-cell>
            <table:covered-table-cell/>
          </table:table-row>
          <table:table-row>
            <table:covered-table-cell table:style-name="Table1.A2"/>
            <table:table-cell table:style-name="Table1.B3" office:value-type="string">
              <text:p text:style-name="MP9">Pràctica pt31</text:p>
            </table:table-cell>
            <table:table-cell table:style-name="Table1.C3" table:number-columns-spanned="2" office:value-type="string">
              <text:p text:style-name="MP6">Data</text:p>
              <text:p text:style-name="MP3"/>
            </table:table-cell>
            <table:covered-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1">C01-F25</text:p>
            </table:table-cell>
            <table:table-cell table:style-name="Table2.A1" office:value-type="string">
              <text:p text:style-name="MP12"><text:span text:style-name="Lletra_20_per_20_defecte_20_del_20_paràgraf"><text:span text:style-name="MT5">Versió</text:span></text:span><text:span text:style-name="Lletra_20_per_20_defecte_20_del_20_paràgraf"><text:span text:style-name="MT6"> 1.0</text:span></text:span></text:p>
            </table:table-cell>
            <table:table-cell table:style-name="Table2.A1" office:value-type="string">
              <text:p text:style-name="MP12"><text:span text:style-name="Lletra_20_per_20_defecte_20_del_20_paràgraf"><text:span text:style-name="MT5">Pàgina </text:span></text:span><text:span text:style-name="Lletra_20_per_20_defecte_20_del_20_paràgraf"><text:span text:style-name="MT6"><text:page-number text:select-page="current">4</text:page-number></text:span></text:span><text:span text:style-name="Lletra_20_per_20_defecte_20_del_20_paràgraf"><text:span text:style-name="MT5"><text:s/>de </text:span></text:span><text:span text:style-name="Lletra_20_per_20_defecte_20_del_20_paràgraf"><text:span text:style-name="MT6"><text:page-count style:num-format="1">4</text:page-count></text:span></text:span></text:p>
            </table:table-cell>
            <table:table-cell table:style-name="Table2.D1" office:value-type="string">
              <text:p text:style-name="MP11">10-09-2020</text:p>
            </table:table-cell>
          </table:table-row>
        </table:table>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alumne</meta:initial-creator>
    <meta:creation-date>2024-01-30T09:13:00Z</meta:creation-date>
    <dc:date>2024-02-10T02:08:09.790138658</dc:date>
    <meta:print-date>1995-11-21T17:41:00Z</meta:print-date>
    <meta:editing-cycles>5</meta:editing-cycles>
    <meta:editing-duration>PT4H35M59S</meta:editing-duration>
    <meta:document-statistic meta:table-count="4" meta:image-count="2" meta:object-count="0" meta:page-count="4" meta:paragraph-count="123" meta:word-count="1379" meta:character-count="8177" meta:non-whitespace-character-count="6957"/>
    <meta:user-defined meta:name="AppVersion">16.0000</meta:user-defined>
    <meta:user-defined meta:name="Company">Universitat Pompeu Fab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